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Pictures/2000000900001D90000004A84D5C7239.wmf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1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39" style:family="table-column">
      <style:table-column-properties fo:break-before="auto" style:column-width="0.714cm"/>
    </style:style>
    <style:style style:name="co50" style:family="table-column">
      <style:table-column-properties fo:break-before="auto" style:column-width="4.187cm"/>
    </style:style>
    <style:style style:name="co51" style:family="table-column">
      <style:table-column-properties fo:break-before="auto" style:column-width="19.524cm"/>
    </style:style>
    <style:style style:name="co38" style:family="table-column">
      <style:table-column-properties fo:break-before="auto" style:column-width="1.64cm"/>
    </style:style>
    <style:style style:name="co5" style:family="table-column">
      <style:table-column-properties fo:break-before="auto" style:column-width="0.663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2.362cm"/>
    </style:style>
    <style:style style:name="co8" style:family="table-column">
      <style:table-column-properties fo:break-before="auto" style:column-width="5.466cm"/>
    </style:style>
    <style:style style:name="co9" style:family="table-column">
      <style:table-column-properties fo:break-before="auto" style:column-width="0.529cm"/>
    </style:style>
    <style:style style:name="co10" style:family="table-column">
      <style:table-column-properties fo:break-before="auto" style:column-width="4.59cm"/>
    </style:style>
    <style:style style:name="co11" style:family="table-column">
      <style:table-column-properties fo:break-before="auto" style:column-width="2.244cm"/>
    </style:style>
    <style:style style:name="co12" style:family="table-column">
      <style:table-column-properties fo:break-before="auto" style:column-width="2.094cm"/>
    </style:style>
    <style:style style:name="co13" style:family="table-column">
      <style:table-column-properties fo:break-before="auto" style:column-width="2.295cm"/>
    </style:style>
    <style:style style:name="co1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1.931cm"/>
    </style:style>
    <style:style style:name="co16" style:family="table-column">
      <style:table-column-properties fo:break-before="auto" style:column-width="1.429cm"/>
    </style:style>
    <style:style style:name="co17" style:family="table-column">
      <style:table-column-properties fo:break-before="auto" style:column-width="1.482cm"/>
    </style:style>
    <style:style style:name="co18" style:family="table-column">
      <style:table-column-properties fo:break-before="auto" style:column-width="2.858cm"/>
    </style:style>
    <style:style style:name="co19" style:family="table-column">
      <style:table-column-properties fo:break-before="auto" style:column-width="1.561cm"/>
    </style:style>
    <style:style style:name="co20" style:family="table-column">
      <style:table-column-properties fo:break-before="auto" style:column-width="1.746cm"/>
    </style:style>
    <style:style style:name="co21" style:family="table-column">
      <style:table-column-properties fo:break-before="auto" style:column-width="0.344cm"/>
    </style:style>
    <style:style style:name="co22" style:family="table-column">
      <style:table-column-properties fo:break-before="auto" style:column-width="3.96cm"/>
    </style:style>
    <style:style style:name="co23" style:family="table-column">
      <style:table-column-properties fo:break-before="auto" style:column-width="3.725cm"/>
    </style:style>
    <style:style style:name="co24" style:family="table-column">
      <style:table-column-properties fo:break-before="auto" style:column-width="2.441cm"/>
    </style:style>
    <style:style style:name="co25" style:family="table-column">
      <style:table-column-properties fo:break-before="auto" style:column-width="2.136cm"/>
    </style:style>
    <style:style style:name="co26" style:family="table-column">
      <style:table-column-properties fo:break-before="auto" style:column-width="1.984cm"/>
    </style:style>
    <style:style style:name="co27" style:family="table-column">
      <style:table-column-properties fo:break-before="auto" style:column-width="7.017cm"/>
    </style:style>
    <style:style style:name="co28" style:family="table-column">
      <style:table-column-properties fo:break-before="auto" style:column-width="9.156cm"/>
    </style:style>
    <style:style style:name="co29" style:family="table-column">
      <style:table-column-properties fo:break-before="auto" style:column-width="11.682cm"/>
    </style:style>
    <style:style style:name="co30" style:family="table-column">
      <style:table-column-properties fo:break-before="auto" style:column-width="17.619cm"/>
    </style:style>
    <style:style style:name="co31" style:family="table-column">
      <style:table-column-properties fo:break-before="auto" style:column-width="3.856cm"/>
    </style:style>
    <style:style style:name="co32" style:family="table-column">
      <style:table-column-properties fo:break-before="auto" style:column-width="1.737cm"/>
    </style:style>
    <style:style style:name="co33" style:family="table-column">
      <style:table-column-properties fo:break-before="auto" style:column-width="1.109cm"/>
    </style:style>
    <style:style style:name="co34" style:family="table-column">
      <style:table-column-properties fo:break-before="auto" style:column-width="0.915cm"/>
    </style:style>
    <style:style style:name="co35" style:family="table-column">
      <style:table-column-properties fo:break-before="auto" style:column-width="9.934cm"/>
    </style:style>
    <style:style style:name="co36" style:family="table-column">
      <style:table-column-properties fo:break-before="auto" style:column-width="2.9cm"/>
    </style:style>
    <style:style style:name="co37" style:family="table-column">
      <style:table-column-properties fo:break-before="auto" style:column-width="3.052cm"/>
    </style:style>
    <style:style style:name="co40" style:family="table-column">
      <style:table-column-properties fo:break-before="auto" style:column-width="2.926cm"/>
    </style:style>
    <style:style style:name="co41" style:family="table-column">
      <style:table-column-properties fo:break-before="auto" style:column-width="10.987cm"/>
    </style:style>
    <style:style style:name="co42" style:family="table-column">
      <style:table-column-properties fo:break-before="auto" style:column-width="10.767cm"/>
    </style:style>
    <style:style style:name="co43" style:family="table-column">
      <style:table-column-properties fo:break-before="auto" style:column-width="2.408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3.496cm"/>
    </style:style>
    <style:style style:name="co46" style:family="table-column">
      <style:table-column-properties fo:break-before="auto" style:column-width="3.662cm"/>
    </style:style>
    <style:style style:name="co47" style:family="table-column">
      <style:table-column-properties fo:break-before="auto" style:column-width="3.357cm"/>
    </style:style>
    <style:style style:name="co48" style:family="table-column">
      <style:table-column-properties fo:break-before="auto" style:column-width="3.579cm"/>
    </style:style>
    <style:style style:name="co49" style:family="table-column">
      <style:table-column-properties fo:break-before="auto" style:column-width="3.44cm"/>
    </style:style>
    <style:style style:name="co52" style:family="table-column">
      <style:table-column-properties fo:break-before="auto" style:column-width="3.413cm"/>
    </style:style>
    <style:style style:name="co53" style:family="table-column">
      <style:table-column-properties fo:break-before="auto" style:column-width="1.614cm"/>
    </style:style>
    <style:style style:name="co54" style:family="table-column">
      <style:table-column-properties fo:break-before="auto" style:column-width="3.163cm"/>
    </style:style>
    <style:style style:name="co55" style:family="table-column">
      <style:table-column-properties fo:break-before="auto" style:column-width="3.134cm"/>
    </style:style>
    <style:style style:name="ro1" style:family="table-row">
      <style:table-row-properties style:row-height="0.478cm" fo:break-before="auto" style:use-optimal-row-height="true"/>
    </style:style>
    <style:style style:name="ro6" style:family="table-row">
      <style:table-row-properties style:row-height="0.647cm" fo:break-before="auto" style:use-optimal-row-height="true"/>
    </style:style>
    <style:style style:name="ro7" style:family="table-row">
      <style:table-row-properties style:row-height="0.563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1.899cm" fo:break-before="auto" style:use-optimal-row-height="true"/>
    </style:style>
    <style:style style:name="ro22" style:family="table-row">
      <style:table-row-properties style:row-height="5.159cm" fo:break-before="auto" style:use-optimal-row-height="true"/>
    </style:style>
    <style:style style:name="ro23" style:family="table-row">
      <style:table-row-properties style:row-height="1.473cm" fo:break-before="auto" style:use-optimal-row-height="true"/>
    </style:style>
    <style:style style:name="ro24" style:family="table-row">
      <style:table-row-properties style:row-height="3.369cm" fo:break-before="auto" style:use-optimal-row-height="true"/>
    </style:style>
    <style:style style:name="ro11" style:family="table-row">
      <style:table-row-properties style:row-height="0.609cm" fo:break-before="auto" style:use-optimal-row-height="true"/>
    </style:style>
    <style:style style:name="ro12" style:family="table-row">
      <style:table-row-properties style:row-height="0.524cm" fo:break-before="auto" style:use-optimal-row-height="true"/>
    </style:style>
    <style:style style:name="ro13" style:family="table-row">
      <style:table-row-properties style:row-height="0.693cm" fo:break-before="auto" style:use-optimal-row-height="true"/>
    </style:style>
    <style:style style:name="ro14" style:family="table-row">
      <style:table-row-properties style:row-height="0.286cm" fo:break-before="auto" style:use-optimal-row-height="false"/>
    </style:style>
    <style:style style:name="ro15" style:family="table-row">
      <style:table-row-properties style:row-height="0.52cm" fo:break-before="auto" style:use-optimal-row-height="true"/>
    </style:style>
    <style:style style:name="ro16" style:family="table-row">
      <style:table-row-properties style:row-height="0.436cm" fo:break-before="auto" style:use-optimal-row-height="true"/>
    </style:style>
    <style:style style:name="ro17" style:family="table-row">
      <style:table-row-properties style:row-height="0.529cm" fo:break-before="auto" style:use-optimal-row-height="false"/>
    </style:style>
    <style:style style:name="ro18" style:family="table-row">
      <style:table-row-properties style:row-height="0.815cm" fo:break-before="auto" style:use-optimal-row-height="false"/>
    </style:style>
    <style:style style:name="ro19" style:family="table-row">
      <style:table-row-properties style:row-height="0.684cm" fo:break-before="auto" style:use-optimal-row-height="fals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709cm" fo:break-before="auto" style:use-optimal-row-height="false"/>
    </style:style>
    <style:style style:name="ro27" style:family="table-row">
      <style:table-row-properties style:row-height="1.48cm" fo:break-before="auto" style:use-optimal-row-height="false"/>
    </style:style>
    <style:style style:name="ro28" style:family="table-row">
      <style:table-row-properties style:row-height="4.212cm" fo:break-before="auto" style:use-optimal-row-height="false"/>
    </style:style>
    <style:style style:name="ro29" style:family="table-row">
      <style:table-row-properties style:row-height="5.316cm" fo:break-before="auto" style:use-optimal-row-height="false"/>
    </style:style>
    <style:style style:name="ro30" style:family="table-row">
      <style:table-row-properties style:row-height="2.526cm" fo:break-before="auto" style:use-optimal-row-height="false"/>
    </style:style>
    <style:style style:name="ro31" style:family="table-row">
      <style:table-row-properties style:row-height="7.133cm" fo:break-before="auto" style:use-optimal-row-height="false"/>
    </style:style>
    <style:style style:name="ro32" style:family="table-row">
      <style:table-row-properties style:row-height="6.212cm" fo:break-before="auto" style:use-optimal-row-height="true"/>
    </style:style>
    <style:style style:name="ro33" style:family="table-row">
      <style:table-row-properties style:row-height="7.107cm" fo:break-before="auto" style:use-optimal-row-height="true"/>
    </style:style>
    <style:style style:name="ro34" style:family="table-row">
      <style:table-row-properties style:row-height="5.685cm" fo:break-before="auto" style:use-optimal-row-height="true"/>
    </style:style>
    <style:style style:name="ro35" style:family="table-row">
      <style:table-row-properties style:row-height="6.16cm" fo:break-before="auto" style:use-optimal-row-height="true"/>
    </style:style>
    <style:style style:name="ro36" style:family="table-row">
      <style:table-row-properties style:row-height="6.634cm" fo:break-before="auto" style:use-optimal-row-height="true"/>
    </style:style>
    <style:style style:name="ro37" style:family="table-row">
      <style:table-row-properties style:row-height="7.581cm" fo:break-before="auto" style:use-optimal-row-height="true"/>
    </style:style>
    <style:style style:name="ro38" style:family="table-row">
      <style:table-row-properties style:row-height="9.003cm" fo:break-before="auto" style:use-optimal-row-height="true"/>
    </style:style>
    <style:style style:name="ro39" style:family="table-row">
      <style:table-row-properties style:row-height="8.056cm" fo:break-before="auto" style:use-optimal-row-height="true"/>
    </style:style>
    <style:style style:name="ro40" style:family="table-row">
      <style:table-row-properties style:row-height="10.74cm" fo:break-before="auto" style:use-optimal-row-height="false"/>
    </style:style>
    <style:style style:name="ro41" style:family="table-row">
      <style:table-row-properties style:row-height="9.95cm" fo:break-before="auto" style:use-optimal-row-height="true"/>
    </style:style>
    <style:style style:name="ro42" style:family="table-row">
      <style:table-row-properties style:row-height="0.947cm" fo:break-before="auto" style:use-optimal-row-height="true"/>
    </style:style>
    <style:style style:name="ro43" style:family="table-row">
      <style:table-row-properties style:row-height="0.526cm" fo:break-before="auto" style:use-optimal-row-height="true"/>
    </style:style>
    <style:style style:name="ta4" style:family="table" style:master-page-name="mp3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5" style:family="table" style:master-page-name="mp2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5" style:family="table-cell" style:parent-style-name="Default" style:data-style-name="N0">
      <style:table-cell-properties fo:background-color="#ffffff" fo:border="0.06pt solid #ffffff"/>
      <style:text-properties style:text-position=""/>
    </style:style>
    <style:style style:name="ce176" style:family="table-cell" style:parent-style-name="Normal_20_6" style:data-style-name="N0">
      <style:table-cell-properties fo:background-color="#99ccff"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text-position="" style:font-name="Arial narrow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ce177" style:family="table-cell" style:parent-style-name="Default" style:data-style-name="N0">
      <style:table-cell-properties fo:background-color="#ffffff" fo:border="0.06pt solid #ffffff"/>
      <style:text-properties fo:color="#000000" style:text-position=""/>
    </style:style>
    <style:style style:name="ce178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justify" fo:margin-left="0cm"/>
      <style:text-properties fo:color="#000000"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79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justify" fo:margin-left="0cm"/>
      <style:text-properties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0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 fo:margin-left="0cm"/>
      <style:text-properties style:text-position="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8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text-position="" fo:font-weight="bold" style:font-weight-asian="bold" style:font-weight-complex="bold"/>
    </style:style>
    <style:style style:name="ce182" style:family="table-cell" style:parent-style-name="Default" style:data-style-name="N0">
      <style:table-cell-properties fo:background-color="#ffffff" fo:border="0.06pt solid #000000"/>
      <style:text-properties style:text-position=""/>
    </style:style>
    <style:style style:name="ce183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4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5" style:family="table-cell" style:parent-style-name="Normal_20_10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6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automatic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7" style:family="table-cell" style:parent-style-name="Normal_20_11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8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89" style:family="table-cell" style:parent-style-name="Normal_20_12" style:data-style-name="N0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90" style:family="table-cell" style:parent-style-name="Normal_20_12" style:data-style-name="N0">
      <style:table-cell-properties fo:background-color="#ffff00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91" style:family="table-cell" style:parent-style-name="Normal_20_12" style:data-style-name="N0">
      <style:table-cell-properties fo:background-color="#00ff00" style:cell-protect="protected" style:print-content="true" style:text-align-source="fix" style:repeat-content="false" fo:border="0.06pt solid #000000" style:vertical-align="middle"/>
      <style:paragraph-properties fo:text-align="justify" fo:margin-left="0cm"/>
      <style:text-properties style:text-position="" style:font-name="Arial narrow" fo:font-size="12pt" style:font-name-asian="Tahoma" style:font-size-asian="12pt" style:font-name-complex="Tahoma" style:font-size-complex="12pt"/>
    </style:style>
    <style:style style:name="ce192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text-position=""/>
    </style:style>
    <style:style style:name="ce19" style:family="table-cell" style:parent-style-name="Default" style:data-style-name="N100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0" style:family="table-cell" style:parent-style-name="Default" style:data-style-name="N100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21" style:family="table-cell" style:parent-style-name="Default" style:data-style-name="N100">
      <style:table-cell-properties fo:border-bottom="0.31pt solid #000000" style:diagonal-bl-tr="none" style:diagonal-tl-br="none" fo:border-left="0.9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0.31pt solid #000000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order-bottom="0.31pt solid #000000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3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fo:border-bottom="0.91pt solid #000000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9" style:family="table-cell" style:parent-style-name="Default">
      <style:table-cell-properties fo:padding="0.071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0.91pt solid #000000" style:diagonal-bl-tr="none" style:diagonal-tl-br="none" fo:border-left="0.9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fo:border-bottom="0.91pt solid #000000" style:diagonal-bl-tr="none" style:diagonal-tl-br="none" style:text-align-source="fix" style:repeat-content="false" fo:border-left="0.91pt solid #000000" fo:padding="0.071cm" fo:border-right="none" style:rotation-align="none" fo:border-top="0.31pt solid #000000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border="0.06pt solid #000000" fo:padding="0.071cm"/>
      <style:paragraph-properties fo:text-align="start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31pt solid #000000" fo:background-color="#99ccff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4pt" fo:font-style="normal" fo:text-shadow="none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fo:border-bottom="0.91pt solid #000000" style:diagonal-bl-tr="none" style:diagonal-tl-br="none" fo:border-left="0.31pt solid #000000" fo:padding="0.071cm" fo:border-right="0.3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2" style:family="table-cell" style:parent-style-name="Default">
      <style:table-cell-properties fo:background-color="#e6e6e6" style:diagonal-bl-tr="none" style:diagonal-tl-br="none" fo:border="0.31pt solid #000000" fo:padding="0.071cm" style:rotation-align="non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border="0.31pt solid #000000" fo:padding="0.071cm" style:rotation-align="none"/>
      <style:paragraph-properties fo:text-align="justify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4" style:family="table-cell" style:parent-style-name="Default">
      <style:table-cell-properties fo:border-bottom="0.91pt solid #000000" style:diagonal-bl-tr="none" style:diagonal-tl-br="none" style:text-align-source="fix" style:repeat-content="false" fo:border-left="0.31pt solid #000000" fo:padding="0.071cm" fo:border-right="0.31pt solid #000000" style:rotation-align="none" fo:border-top="0.31pt solid #000000"/>
      <style:paragraph-properties fo:text-align="justify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fo:border-bottom="0.31pt solid #000000" style:diagonal-bl-tr="none" style:diagonal-tl-br="none" fo:wrap-option="wrap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6" style:family="table-cell" style:parent-style-name="Default" style:data-style-name="N100">
      <style:table-cell-properties fo:border-bottom="0.31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7" style:family="table-cell" style:parent-style-name="Default" style:data-style-name="N100">
      <style:table-cell-properties fo:border-bottom="0.31pt solid #000000" style:diagonal-bl-tr="none" style:diagonal-tl-br="none" style:text-align-source="fix" style:repeat-content="false" fo:border-left="0.31pt solid #000000" fo:padding="0.071cm" fo:border-right="0.91pt solid #000000" style:rotation-align="none" fo:border-top="0.31pt solid #000000" style:vertical-align="middle"/>
      <style:paragraph-properties fo:text-align="start" fo:margin-left="0cm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order-bottom="0.9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31pt solid #000000" fo:background-color="#e6e6e6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fo:text-align="justify"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1" style:family="table-cell" style:parent-style-name="Default">
      <style:table-cell-properties fo:border-bottom="0.91pt solid #000000" style:diagonal-bl-tr="none" style:diagonal-tl-br="none" fo:border-left="0.31pt solid #000000" fo:padding="0.071cm" fo:border-right="0.91pt solid #000000" style:rotation-align="none" fo:border-top="0.31pt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order-bottom="0.31pt solid #000000" style:diagonal-bl-tr="none" style:diagonal-tl-br="none" style:text-align-source="value-type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3" style:family="table-cell" style:parent-style-name="Default" style:data-style-name="N0">
      <style:table-cell-properties fo:background-color="#ffffff" fo:border="0.06pt solid #ffffff"/>
      <style:text-properties style:font-name="Tahoma" style:font-name-asian="Tahoma" style:font-name-complex="Tahoma"/>
    </style:style>
    <style:style style:name="ce54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fo:font-style="italic" fo:font-weight="bold" style:font-name-asian="Tahoma" style:font-size-asian="9pt" style:font-style-asian="italic" style:font-weight-asian="bold" style:font-name-complex="Tahoma" style:font-size-complex="9pt" style:font-style-complex="italic" style:font-weight-complex="bold"/>
    </style:style>
    <style:style style:name="ce55" style:family="table-cell" style:parent-style-name="Default" style:data-style-name="N0">
      <style:table-cell-properties fo:background-color="#ffffff" fo:border="0.06pt solid #ffffff"/>
      <style:text-properties style:font-name="Tahoma1" fo:font-size="9pt" style:font-name-asian="Tahoma" style:font-size-asian="9pt" style:font-name-complex="Tahoma" style:font-size-complex="9pt"/>
    </style:style>
    <style:style style:name="ce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ffffff" style:vertical-align="middle"/>
      <style:paragraph-properties fo:text-align="center" fo:margin-left="0cm"/>
      <style:text-properties fo:color="#000000" style:font-name="Arial narrow" fo:font-size="14pt" fo:font-weight="bold" style:font-name-asian="Trebuchet MS" style:font-size-asian="14pt" style:font-weight-asian="bold" style:font-name-complex="Trebuchet MS" style:font-size-complex="14pt" style:font-weight-complex="bold"/>
    </style:style>
    <style:style style:name="ce57" style:family="table-cell" style:parent-style-name="Default" style:data-style-name="N0">
      <style:table-cell-properties fo:background-color="#ffffff" fo:border="0.06pt solid #ffffff" style:vertical-align="middle"/>
      <style:text-properties style:font-name="Arial narrow" fo:font-size="12pt" style:font-name-asian="Tahoma" style:font-size-asian="12pt" style:font-name-complex="Tahoma" style:font-size-complex="12pt"/>
    </style:style>
    <style:style style:name="ce58" style:family="table-cell" style:parent-style-name="Default" style:data-style-name="N0">
      <style:table-cell-properties fo:background-color="#ffffff" fo:border="0.06pt solid #ffffff" style:vertical-align="middle"/>
      <style:text-properties style:font-name="Tahoma" style:font-name-asian="Tahoma" style:font-name-complex="Tahoma"/>
    </style:style>
    <style:style style:name="ce59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99ccff" style:font-name="Tahoma1" fo:font-size="11pt" style:font-name-asian="Tahoma" style:font-size-asian="11pt" style:font-name-complex="Tahoma" style:font-size-complex="11pt"/>
    </style:style>
    <style:style style:name="ce60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1" fo:font-size="8pt" fo:font-weight="bold" style:font-name-asian="Tahoma" style:font-size-asian="8pt" style:font-weight-asian="bold" style:font-name-complex="Tahoma" style:font-size-complex="8pt" style:font-weight-complex="bold"/>
    </style:style>
    <style:style style:name="ce61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2" style:family="table-cell" style:parent-style-name="Default" style:data-style-name="N0">
      <style:table-cell-properties fo:background-color="#ffffff" fo:border="0.06pt solid #ffffff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3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4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66" style:family="table-cell" style:parent-style-name="Default" style:data-style-name="N0">
      <style:table-cell-properties fo:background-color="#ffffff" fo:border="0.06pt solid #000000"/>
      <style:text-properties style:font-name="Arial narrow" fo:font-size="12pt" style:font-name-asian="Tahoma" style:font-size-asian="12pt" style:font-name-complex="Tahoma" style:font-size-complex="12pt"/>
    </style:style>
    <style:style style:name="ce67" style:family="table-cell" style:parent-style-name="Default" style:data-style-name="N0">
      <style:table-cell-properties fo:border-bottom="0.06pt solid #ffffff" fo:background-color="#ffffff" fo:border-left="0.06pt solid #ffffff" fo:border-right="0.06pt solid #ffffff" fo:border-top="0.06pt solid #000000"/>
      <style:text-properties style:font-name="Tahoma" style:font-name-asian="Tahoma" style:font-name-complex="Tahoma"/>
    </style:style>
    <style:style style:name="ce68" style:family="table-cell" style:parent-style-name="Default" style:data-style-name="N0">
      <style:table-cell-properties fo:background-color="#99ccff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ffffff" style:vertical-align="automatic"/>
      <style:paragraph-properties fo:text-align="center"/>
      <style:text-properties style:font-name="Tahoma" fo:font-weight="bold" style:font-name-asian="Tahoma" style:font-weight-asian="bold" style:font-name-complex="Tahoma" style:font-weight-complex="bold"/>
    </style:style>
    <style:style style:name="ce70" style:family="table-cell" style:parent-style-name="Default" style:data-style-name="N0">
      <style:table-cell-properties fo:background-color="#ffffff" fo:border="0.06pt solid #ffffff"/>
      <style:text-properties style:font-name="Tahoma1" fo:font-weight="bold" style:font-name-asian="Tahoma" style:font-weight-asian="bold" style:font-name-complex="Tahoma" style:font-weight-complex="bold"/>
    </style:style>
    <style:style style:name="ce71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style:font-name-asian="Tahoma" style:font-name-complex="Tahoma"/>
    </style:style>
    <style:style style:name="ce72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99ccff" style:font-name="Tahoma" fo:font-size="11pt" style:font-name-asian="Tahoma" style:font-size-asian="11pt" style:font-name-complex="Tahoma" style:font-size-complex="11pt"/>
    </style:style>
    <style:style style:name="ce73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74" style:family="table-cell" style:parent-style-name="Default" style:data-style-name="N0">
      <style:table-cell-properties fo:background-color="#ffffff" fo:border="0.06pt solid #ffffff"/>
      <style:text-properties style:font-name="Arial narrow" fo:font-size="12pt" style:font-name-asian="Tahoma" style:font-size-asian="12pt" style:font-name-complex="Tahoma" style:font-size-complex="12pt"/>
    </style:style>
    <style:style style:name="ce75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76" style:family="table-cell" style:parent-style-name="Default" style:data-style-name="N0">
      <style:table-cell-properties fo:background-color="#000000" style:cell-protect="none" style:print-content="true" style:text-align-source="fix" style:repeat-content="false" fo:border="0.06pt solid #000000" style:vertical-align="middle"/>
      <style:paragraph-properties fo:text-align="start" fo:margin-left="0cm"/>
      <style:text-properties fo:color="#66ccff" style:font-name="Arial narrow" fo:font-size="12pt" style:font-name-asian="Tahoma" style:font-size-asian="12pt" style:font-name-complex="Tahoma" style:font-size-complex="12pt"/>
    </style:style>
    <style:style style:name="ce77" style:family="table-cell" style:parent-style-name="Normal_20_3" style:data-style-name="N0">
      <style:table-cell-properties fo:border-bottom="0.06pt solid #ffffff" fo:background-color="#ffffff" style:cell-protect="protected" style:print-content="true" style:text-align-source="fix" style:repeat-content="false" fo:border-left="none" fo:border-right="0.06pt solid #ffffff" fo:border-top="0.06pt solid #ffffff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78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79" style:family="table-cell" style:parent-style-name="Default" style:data-style-name="N0">
      <style:table-cell-properties fo:background-color="#99ccff" fo:border="0.06pt solid #000000"/>
      <style:text-properties fo:color="#99ccff" style:font-name="Tahoma1" fo:font-size="11pt" style:font-name-asian="Tahoma" style:font-size-asian="11pt" style:font-name-complex="Tahoma" style:font-size-complex="11pt"/>
    </style:style>
    <style:style style:name="ce80" style:family="table-cell" style:parent-style-name="Default" style:data-style-name="N0">
      <style:table-cell-properties fo:background-color="#ffff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fo:font-weight="bold" style:font-name-asian="Tahoma" style:font-size-asian="9pt" style:font-weight-asian="bold" style:font-name-complex="Tahoma" style:font-size-complex="9pt" style:font-weight-complex="bold"/>
    </style:style>
    <style:style style:name="ce81" style:family="table-cell" style:parent-style-name="Default" style:data-style-name="N0">
      <style:table-cell-properties fo:border-bottom="0.06pt solid #ffffff" fo:background-color="#ffffff" fo:border-left="0.06pt solid #000000" fo:border-right="0.06pt solid #ffffff" fo:border-top="0.06pt solid #ffffff"/>
      <style:text-properties style:font-name="Tahoma" style:font-name-asian="Tahoma" style:font-name-complex="Tahoma"/>
    </style:style>
    <style:style style:name="ce82" style:family="table-cell" style:parent-style-name="Default" style:data-style-name="N109">
      <style:table-cell-properties fo:background-color="#ffffff" style:cell-protect="none" style:print-content="true" style:text-align-source="fix" style:repeat-content="false" fo:border="0.06pt solid #ffffff"/>
      <style:paragraph-properties fo:text-align="justify" fo:margin-left="0cm"/>
      <style:text-properties fo:color="#000000" style:font-name="Arial narrow" fo:font-size="12pt" style:font-name-asian="Tahoma" style:font-size-asian="12pt" style:font-name-complex="Tahoma" style:font-size-complex="12pt"/>
    </style:style>
    <style:style style:name="ce83" style:family="table-cell" style:parent-style-name="Default" style:data-style-name="N109">
      <style:table-cell-properties fo:background-color="#ffffff" style:cell-protect="none" style:print-content="true" fo:border="0.06pt solid #ffffff"/>
      <style:text-properties fo:color="#000000" style:font-name="Tahoma" style:font-name-asian="Tahoma" style:font-name-complex="Tahoma"/>
    </style:style>
    <style:style style:name="ce84" style:family="table-cell" style:parent-style-name="Default" style:data-style-name="N0">
      <style:table-cell-properties fo:background-color="#ffffff" style:text-align-source="fix" style:repeat-content="false" fo:border="0.06pt solid #ffffff"/>
      <style:paragraph-properties fo:text-align="justify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85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86" style:family="table-cell" style:parent-style-name="Default" style:data-style-name="N0">
      <style:table-cell-properties fo:background-color="#ffffff" fo:wrap-option="wrap" fo:border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87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88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middle"/>
      <style:paragraph-properties fo:text-align="center" fo:margin-left="0cm"/>
      <style:text-properties style:font-name="Tahoma" fo:font-size="8pt" style:font-name-asian="Tahoma" style:font-size-asian="8pt" style:font-name-complex="Tahoma" style:font-size-complex="8pt"/>
    </style:style>
    <style:style style:name="ce89" style:family="table-cell" style:parent-style-name="Default" style:data-style-name="N0">
      <style:table-cell-properties fo:background-color="#ffffff" style:cell-protect="none" style:print-content="true" style:text-align-source="fix" style:repeat-content="false" fo:border="0.06pt solid #ffffff" style:vertical-align="automatic"/>
      <style:paragraph-properties fo:text-align="start" fo:margin-left="0cm"/>
      <style:text-properties fo:color="#0080ff" style:font-name="Impact" fo:font-size="24pt" style:font-name-asian="Impact" style:font-size-asian="24pt" style:font-name-complex="Impact" style:font-size-complex="24pt"/>
    </style:style>
    <style:style style:name="ce90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1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style:font-name="Tahoma1" fo:font-weight="bold" style:font-name-asian="Tahoma" style:font-weight-asian="bold" style:font-name-complex="Tahoma" style:font-weight-complex="bold"/>
    </style:style>
    <style:style style:name="ce92" style:family="table-cell" style:parent-style-name="Default" style:data-style-name="N0">
      <style:table-cell-properties fo:background-color="#99ccff" style:text-align-source="fix" style:repeat-content="false" fo:border="none" style:vertical-align="middle"/>
      <style:paragraph-properties fo:text-align="center"/>
      <style:text-properties fo:color="#000000" style:font-name="Tahoma1" fo:font-size="11pt" style:font-name-asian="Tahoma" style:font-size-asian="11pt" style:font-name-complex="Tahoma" style:font-size-complex="11pt"/>
    </style:style>
    <style:style style:name="ce93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4" style:family="table-cell" style:parent-style-name="Default" style:data-style-name="N0">
      <style:table-cell-properties fo:background-color="#99ccff"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95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style:font-name-asian="Tahoma" style:font-size-asian="12pt" style:font-name-complex="Tahoma" style:font-size-complex="12pt"/>
    </style:style>
    <style:style style:name="ce96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97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98" style:family="table-cell" style:parent-style-name="Default" style:data-style-name="N0">
      <style:table-cell-properties fo:background-color="#ffffff" style:cell-protect="none" style:print-content="true" fo:border="0.06pt solid #ffffff"/>
      <style:text-properties fo:color="#000000" style:font-name="Trebuchet MS" style:font-name-asian="Trebuchet MS" style:font-name-complex="Trebuchet MS"/>
    </style:style>
    <style:style style:name="ce99" style:family="table-cell" style:parent-style-name="Default" style:data-style-name="N0">
      <style:table-cell-properties fo:background-color="#ffffff" fo:border="0.06pt solid #ffffff" style:vertical-align="middle"/>
      <style:text-properties style:font-name="Trebuchet MS" style:font-name-asian="Trebuchet MS" style:font-name-complex="Trebuchet MS"/>
    </style:style>
    <style:style style:name="ce100" style:family="table-cell" style:parent-style-name="Default" style:data-style-name="N0">
      <style:table-cell-properties fo:background-color="#99ccff" style:text-align-source="fix" style:repeat-content="false" fo:border="0.06pt solid #000000" style:vertical-align="automatic"/>
      <style:paragraph-properties fo:text-align="center"/>
      <style:text-properties fo:color="#000000" style:font-name="Tahoma" fo:font-size="11pt" style:font-name-asian="Tahoma" style:font-size-asian="11pt" style:font-name-complex="Tahoma" style:font-size-complex="11pt"/>
    </style:style>
    <style:style style:name="ce101" style:family="table-cell" style:parent-style-name="Default" style:data-style-name="N0">
      <style:table-cell-properties fo:background-color="#008000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10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 narrow" fo:font-size="12pt" style:font-name-asian="Tahoma" style:font-size-asian="12pt" style:font-name-complex="Tahoma" style:font-size-complex="12pt"/>
    </style:style>
    <style:style style:name="ce103" style:family="table-cell" style:parent-style-name="Default" style:data-style-name="N0">
      <style:table-cell-properties fo:background-color="#0000ff" style:text-align-source="fix" style:repeat-content="false" fo:border="0.06pt solid #ffffff" style:vertical-align="middle"/>
      <style:paragraph-properties fo:text-align="start" fo:margin-left="0cm"/>
      <style:text-properties style:font-name="Tahoma" fo:font-size="9pt" style:font-name-asian="Tahoma" style:font-size-asian="9pt" style:font-name-complex="Tahoma" style:font-size-complex="9pt"/>
    </style:style>
    <style:style style:name="ce10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6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0.06pt solid #ffffff" style:vertical-align="middle"/>
      <style:paragraph-properties fo:text-align="start" fo:margin-left="0cm"/>
      <style:text-properties fo:color="#808080" style:font-name="Tahoma1" fo:font-style="italic" style:font-name-asian="Tahoma" style:font-style-asian="italic" style:font-name-complex="Tahoma" style:font-style-complex="italic"/>
    </style:style>
    <style:style style:name="ce107" style:family="table-cell" style:parent-style-name="Default" style:data-style-name="N0">
      <style:table-cell-properties fo:background-color="#99ccff" fo:border="0.06pt solid #000000"/>
      <style:text-properties fo:color="#000000" style:font-name="Tahoma1" fo:font-size="11pt" style:font-name-asian="Tahoma" style:font-size-asian="11pt" style:font-name-complex="Tahoma" style:font-size-complex="11pt"/>
    </style:style>
    <style:style style:name="ce108" style:family="table-cell" style:parent-style-name="Default" style:data-style-name="N0">
      <style:table-cell-properties fo:background-color="#2323dc" style:cell-protect="none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color="#ffffcc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09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0" style:family="table-cell" style:parent-style-name="Normal_20_8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1" style:family="table-cell" style:parent-style-name="Normal_20_8" style:data-style-name="N0">
      <style:table-cell-properties fo:background-color="#00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2" style:family="table-cell" style:parent-style-name="Normal_20_8" style:data-style-name="N0">
      <style:table-cell-properties fo:background-color="#00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font-name="Arial narrow" fo:font-size="12pt" style:font-name-asian="Tahoma" style:font-size-asian="12pt" style:font-name-complex="Tahoma" style:font-size-complex="12pt"/>
    </style:style>
    <style:style style:name="ce113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14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fo:font-weight="normal" style:font-name-asian="Tahoma" style:font-size-asian="12pt" style:font-weight-asian="normal" style:font-name-complex="Tahoma" style:font-size-complex="12pt" style:font-weight-complex="normal"/>
      <style:map style:condition="cell-content()=#nombre?[.G$14]" style:apply-style-name="Sin_20_nombre9" style:base-cell-address="Casos_de_Prueba.G14"/>
    </style:style>
    <style:style style:name="ce115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style:font-size-asian="12pt" style:font-size-complex="12pt"/>
    </style:style>
    <style:style style:name="ce1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font-name="Arial narrow" fo:font-size="12pt" style:font-size-asian="12pt" style:font-size-complex="12pt"/>
    </style:style>
    <style:style style:name="ce118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19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start" fo:margin-left="0cm"/>
      <style:text-properties style:font-name="Arial narrow" fo:font-size="12pt" style:font-name-asian="Tahoma" style:font-size-asian="12pt" style:font-name-complex="Tahoma" style:font-size-complex="12pt"/>
    </style:style>
    <style:style style:name="ce120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21" style:family="table-cell" style:parent-style-name="Normal_20_3" style:data-style-name="N0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start" fo:margin-left="0cm"/>
      <style:text-properties fo:color="#808080" style:font-name="Arial narrow" fo:font-size="12pt" fo:font-style="italic" style:font-name-asian="Tahoma" style:font-size-asian="12pt" style:font-style-asian="italic" style:font-name-complex="Tahoma" style:font-size-complex="12pt" style:font-style-complex="italic"/>
    </style:style>
    <style:style style:name="ce12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3" style:family="table-cell" style:parent-style-name="Default" style:data-style-name="N0">
      <style:table-cell-properties fo:background-color="#ffffff" style:text-align-source="fix" style:repeat-content="false" fo:wrap-option="wrap" fo:border="none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24" style:family="table-cell" style:parent-style-name="Normal_20_2" style:data-style-name="N0">
      <style:table-cell-properties fo:background-color="#ffffff" style:cell-protect="protected" style:print-content="true" fo:border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125" style:family="table-cell" style:parent-style-name="Default" style:data-style-name="N0">
      <style:table-cell-properties fo:background-color="#ffffff" style:text-align-source="fix" style:repeat-content="false" fo:wrap-option="wrap" fo:border="0.06pt solid #ffffff" style:vertical-align="automatic"/>
      <style:paragraph-properties fo:text-align="center"/>
      <style:text-properties style:font-name="Tahoma" fo:font-size="8pt" style:font-name-asian="Tahoma" style:font-size-asian="8pt" style:font-name-complex="Tahoma" style:font-size-complex="8pt"/>
    </style:style>
    <style:style style:name="ce126" style:family="table-cell" style:parent-style-name="Default" style:data-style-name="N0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7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28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ce129" style:family="table-cell" style:parent-style-name="Normal_20_2" style:data-style-name="N0">
      <style:table-cell-properties fo:background-color="#ffffff" style:cell-protect="protected" style:print-content="true" style:text-align-source="fix" style:repeat-content="false" fo:border="0.06pt solid #ffffff" style:vertical-align="automatic"/>
      <style:paragraph-properties fo:text-align="start" fo:margin-left="0cm"/>
      <style:text-properties style:font-name="Tahoma1" fo:font-size="8pt" style:font-name-asian="Tahoma" style:font-size-asian="8pt" style:font-name-complex="Tahoma" style:font-size-complex="8pt"/>
    </style:style>
    <style:style style:name="ce130" style:family="table-cell" style:parent-style-name="Default" style:data-style-name="N0">
      <style:table-cell-properties fo:background-color="#99ccff" style:text-align-source="fix" style:repeat-content="false" fo:wrap-option="wrap" fo:border="0.06pt solid #000000" style:vertical-align="automatic"/>
      <style:paragraph-properties fo:text-align="center"/>
      <style:text-properties fo:color="#000000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1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2" style:family="table-cell" style:parent-style-name="Normal_20_8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33" style:family="table-cell" style:parent-style-name="Normal_20_8" style:data-style-name="N11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34" style:family="table-cell" style:parent-style-name="Normal_20_8" style:data-style-name="N0">
      <style:table-cell-properties fo:background-color="#e6e6e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5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36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rial narrow" fo:font-size="12pt" style:font-name-asian="Tahoma" style:font-size-asian="12pt" style:font-name-complex="Tahoma" style:font-size-complex="12pt"/>
    </style:style>
    <style:style style:name="ce137" style:family="table-cell" style:parent-style-name="Normal_20_8" style:data-style-name="N0">
      <style:table-cell-properties fo:background-color="#fffff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use-window-font-color="true" style:font-name="Arial narrow" fo:font-size="12pt" fo:font-weight="normal" style:font-name-asian="Tahoma" style:font-size-asian="12pt" style:font-weight-asian="normal" style:font-name-complex="Tahoma" style:font-size-complex="12pt" style:font-weight-complex="normal"/>
    </style:style>
    <style:style style:name="ce138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ffffff" fo:border-right="none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39" style:family="table-cell" style:parent-style-name="Default" style:data-style-name="N0">
      <style:table-cell-properties fo:border-bottom="0.06pt solid #ffffff" fo:background-color="#ffffff" fo:wrap-option="wrap" fo:border-left="0.06pt solid #ffffff" fo:border-right="none" fo:border-top="0.06pt solid #ffffff" style:vertical-align="automatic"/>
      <style:text-properties style:font-name="Tahoma" fo:font-size="8pt" style:font-name-asian="Tahoma" style:font-size-asian="8pt" style:font-name-complex="Tahoma" style:font-size-complex="8pt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41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000000" fo:border-right="0.06pt solid #ffffff" fo:border-top="0.06pt solid #ffffff" style:vertical-align="automatic"/>
      <style:paragraph-properties fo:text-align="start" fo:margin-left="0cm"/>
      <style:text-properties style:font-name="Tahoma" fo:font-size="8pt" style:font-name-asian="Tahoma" style:font-size-asian="8pt" style:font-name-complex="Tahoma" style:font-size-complex="8pt"/>
    </style:style>
    <style:style style:name="ce142" style:family="table-cell" style:parent-style-name="Default" style:data-style-name="N0">
      <style:table-cell-properties fo:border-bottom="0.06pt solid #ffffff" fo:background-color="#ffffff" style:text-align-source="fix" style:repeat-content="false" fo:wrap-option="wrap" fo:border-left="0.06pt solid #000000" fo:border-right="0.06pt solid #ffffff" fo:border-top="0.06pt solid #ffffff" style:vertical-align="middle"/>
      <style:paragraph-properties fo:text-align="center" fo:margin-left="0cm"/>
      <style:text-properties style:font-name="Tahoma" fo:font-size="8pt" style:font-name-asian="Tahoma" style:font-size-asian="8pt" style:font-name-complex="Tahoma" style:font-size-complex="8pt"/>
    </style:style>
    <style:style style:name="ce143" style:family="table-cell" style:parent-style-name="Default" style:data-style-name="N0">
      <style:table-cell-properties fo:background-color="#ffffff" style:text-align-source="fix" style:repeat-content="false" fo:wrap-option="wrap" fo:border="none" style:vertical-align="middle"/>
      <style:paragraph-properties fo:text-align="center" fo:margin-left="0cm"/>
      <style:text-properties style:font-name="Tahoma" fo:font-size="8pt" style:font-name-asian="Tahoma" style:font-size-asian="8pt" style:font-name-complex="Tahoma" style:font-size-complex="8pt"/>
    </style:style>
    <style:style style:name="ce14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5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6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47" style:family="table-cell" style:parent-style-name="Default" style:data-style-name="N0">
      <style:table-cell-properties fo:background-color="#ffffff" style:cell-protect="none" style:print-content="true" style:diagonal-bl-tr="none" style:diagonal-tl-br="none" fo:border="0.06pt solid #ffffff" fo:padding="0.071cm" style:rotation-align="none"/>
      <style:text-properties fo:color="#000000" style:text-outline="false" style:text-line-through-style="none" style:font-name="Trebuchet MS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48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51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4" style:family="table-cell" style:parent-style-name="Default" style:data-style-name="N0">
      <style:table-cell-properties style:diagonal-bl-tr="none" style:diagonal-tl-br="none" style:text-align-source="fix" style:repeat-content="false" fo:background-color="transparent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Tahoma1" fo:font-size="14pt" fo:font-style="normal" fo:text-shadow="none" style:text-underline-style="none" fo:font-weight="bold" style:font-size-asian="14pt" style:font-style-asian="normal" style:font-weight-asian="bold" style:font-name-complex="Tahoma1" style:font-size-complex="14pt" style:font-style-complex="normal" style:font-weight-complex="bold"/>
    </style:style>
    <style:style style:name="ce155" style:family="table-cell" style:parent-style-name="Default" style:data-style-name="N0">
      <style:table-cell-properties style:glyph-orientation-vertical="0" fo:background-color="#98ccfe" style:cell-protect="none" style:print-content="true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071cm" style:rotation-angle="0" style:rotation-align="bottom" style:shrink-to-fit="tru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7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0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4" style:family="table-cell" style:parent-style-name="Default">
      <style:table-cell-properties fo:background-color="#ffffff"/>
    </style:style>
    <style:style style:name="ce165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06pt solid #ffffff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Trebuchet M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Casos_de_Prueba.C20"/>
      <style:map style:condition="cell-content()=&quot;NP&quot;" style:apply-style-name="Excel_5f_CondFormat_5f_3_5f_1_5f_2" style:base-cell-address="Casos_de_Prueba.C20"/>
      <style:map style:condition="is-true-formula(NOT(ISERROR(SEARCH(&quot;Ok&quot;;[Casos_de_Prueba.C20]))))" style:apply-style-name="Excel_5f_CondFormat_5f_3_5f_1_5f_3" style:base-cell-address="Casos_de_Prueba.C20"/>
      <style:map style:condition="cell-content()=&quot;Error&quot;" style:apply-style-name="Excel_5f_CondFormat_5f_3_5f_1_5f_4" style:base-cell-address="Casos_de_Prueba.C20"/>
    </style:style>
    <style:style style:name="ce16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9" style:family="table-cell" style:parent-style-name="Default" style:data-style-name="N0">
      <style:table-cell-properties fo:background-color="#98ccfe" style:diagonal-bl-tr="none" style:diagonal-tl-br="none" fo:border="0.2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fo:background-color="#98ccfe" style:diagonal-bl-tr="none" style:diagonal-tl-br="none" fo:border="0.06pt solid #000000" fo:padding="0.071cm" style:rotation-align="non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tru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7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="0.06pt solid #000000"/>
    </style:style>
    <style:style style:name="ce193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4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5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6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7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8" style:family="table-cell" style:parent-style-name="Default" style:data-style-name="N0">
      <style:table-cell-properties fo:background-color="#cc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199" style:family="table-cell" style:parent-style-name="Default" style:data-style-name="N0">
      <style:table-cell-properties style:diagonal-bl-tr="none" style:diagonal-tl-br="none" fo:border="0.06pt solid #000000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0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2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fo:padding="0.071cm" style:rotation-angle="0" style:rotation-align="bottom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0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2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4" style:family="table-cell" style:parent-style-name="Default" style:data-style-name="N0">
      <style:table-cell-properties fo:background-color="#ffffcc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wrap" fo:border="0.06pt solid #ffffff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 style:data-style-name="N0">
      <style:table-cell-properties fo:background-color="#e6e6e6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0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0.06pt solid #ffffff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10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  <style:map style:condition="cell-content()=&quot;NA&quot;" style:apply-style-name="Excel_5f_CondFormat_5f_3_5f_1_5f_1" style:base-cell-address="Casos_de_Prueba.C20"/>
      <style:map style:condition="cell-content()=&quot;NP&quot;" style:apply-style-name="Excel_5f_CondFormat_5f_3_5f_1_5f_2" style:base-cell-address="Casos_de_Prueba.C20"/>
      <style:map style:condition="is-true-formula(NOT(ISERROR(SEARCH(&quot;Ok&quot;;[Casos_de_Prueba.C20]))))" style:apply-style-name="Excel_5f_CondFormat_5f_3_5f_1_5f_3" style:base-cell-address="Casos_de_Prueba.C20"/>
      <style:map style:condition="cell-content()=&quot;Error&quot;" style:apply-style-name="Excel_5f_CondFormat_5f_3_5f_1_5f_4" style:base-cell-address="Casos_de_Prueba.C20"/>
    </style:style>
    <style:style style:name="ce211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12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  <style:map style:condition="cell-content()=&quot;ok&quot;" style:apply-style-name="Excel_5f_CondFormat_5f_3_5f_2_5f_1" style:base-cell-address="Casos_de_Prueba.C31"/>
      <style:map style:condition="cell-content()=&quot;Incidencia&quot;" style:apply-style-name="Excel_5f_CondFormat_5f_3_5f_2_5f_2" style:base-cell-address="Casos_de_Prueba.C31"/>
      <style:map style:condition="cell-content()=&quot;NP&quot;" style:apply-style-name="Excel_5f_CondFormat_5f_3_5f_2_5f_3" style:base-cell-address="Casos_de_Prueba.C31"/>
    </style:style>
    <style:style style:name="ce213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3_5f_1" style:base-cell-address="Casos_de_Prueba.C34"/>
      <style:map style:condition="cell-content()=&quot;Incidencia&quot;" style:apply-style-name="Excel_5f_CondFormat_5f_3_5f_3_5f_2" style:base-cell-address="Casos_de_Prueba.C34"/>
      <style:map style:condition="cell-content()=&quot;NP&quot;" style:apply-style-name="Excel_5f_CondFormat_5f_3_5f_3_5f_3" style:base-cell-address="Casos_de_Prueba.C34"/>
    </style:style>
    <style:style style:name="ce214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15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  <style:map style:condition="cell-content()=&quot;ok&quot;" style:apply-style-name="Excel_5f_CondFormat_5f_3_5f_4_5f_1" style:base-cell-address="Casos_de_Prueba.C35"/>
      <style:map style:condition="cell-content()=&quot;Incidencia&quot;" style:apply-style-name="Excel_5f_CondFormat_5f_3_5f_4_5f_2" style:base-cell-address="Casos_de_Prueba.C35"/>
      <style:map style:condition="cell-content()=&quot;NP&quot;" style:apply-style-name="Excel_5f_CondFormat_5f_3_5f_4_5f_3" style:base-cell-address="Casos_de_Prueba.C35"/>
    </style:style>
    <style:style style:name="ce216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7" style:family="table-cell" style:parent-style-name="Default" style:data-style-name="N0">
      <style:table-cell-properties style:diagonal-bl-tr="none" style:diagonal-tl-br="none" fo:border="0.06pt solid #ffffff" fo:padding="0.071cm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18" style:family="table-cell" style:parent-style-name="Default" style:data-style-name="N0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ole-draw-aspect="1"/>
    </style:style>
    <style:style style:name="P1" style:family="paragraph">
      <style:paragraph-properties fo:text-align="cent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style:font-name="Arial2" fo:font-size="10pt" fo:font-weight="bold" style:font-name-asian="Lucida Sans Unicode" style:font-size-asian="10pt" style:font-weight-asian="bold" style:font-name-complex="Arial2" style:font-size-complex="10pt" style:font-weight-complex="bold"/>
    </style:style>
    <style:style style:name="T5" style:family="text">
      <style:text-properties style:font-name="Arial2" fo:font-size="10pt" style:font-name-asian="Lucida Sans Unicode" style:font-size-asian="10pt" style:font-name-complex="Arial2" style:font-size-complex="10pt"/>
    </style:style>
    <style:style style:name="T6" style:family="text">
      <style:text-properties style:use-window-font-color="true"/>
    </style:style>
    <style:style style:name="T7" style:family="text">
      <style:text-properties fo:color="#ffffcc"/>
    </style:style>
    <style:style style:name="T8" style:family="text">
      <style:text-properties style:use-window-font-color="true" style:text-outline="false" style:text-line-through-style="none" style:text-position="0% 100%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font-size="12pt" fo:font-weight="bold" style:font-weight-asian="bold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Seleccionar&quot;;&quot;1. Alta.&quot;;&quot;2. Baja.&quot;;&quot;&quot;)" table:allow-empty-cell="true" table:display-list="unsorted" table:base-cell-address="Casos_de_Prueba.D14"/>
        <table:content-validation table:name="val2" table:condition="of:cell-content-is-in-list(&quot;S&quot;;&quot;F&quot;;&quot;N/A&quot;;&quot;N/P&quot;;&quot;&quot;)" table:allow-empty-cell="true" table:display-list="unsorted" table:base-cell-address="Casos_de_Prueba.Q11"/>
        <table:content-validation table:name="val3" table:condition="of:cell-content-is-in-list(&quot;No seleccionar cuenta&quot;;&quot;10000000321         &quot;;&quot;10000005016         &quot;;&quot;10000005091         &quot;;&quot;10000005121         &quot;;&quot;10000005440         &quot;;&quot;10000008298         &quot;;&quot;10000039786         &quot;;&quot;10000040008         &quot;;&quot;10017124582         &quot;;&quot;10017124590         &quot;;&quot;10017124604         &quot;;&quot;10017124620         &quot;;&quot;10017124639         &quot;;&quot;10017130221         &quot;;&quot;10017130230         &quot;;&quot;10017130248         &quot;;&quot;10017130264         &quot;;&quot;10017134952         &quot;;&quot;10700000031         &quot;;&quot;10700000043         &quot;;&quot;11000000258         &quot;;&quot;11000516882         &quot;;&quot;11002493731         &quot;;&quot;13000000048         &quot;;&quot;13000013123         &quot;;&quot;13000014642         &quot;;&quot;14000000010         &quot;;&quot;14000004694         &quot;;&quot;14000004708         &quot;;&quot;14000004716         &quot;;&quot;14000007537         &quot;;&quot;15004900330         &quot;;&quot;17000000019         &quot;;&quot;17004900189         &quot;;&quot;18000284234         &quot;;&quot;18000285834         &quot;;&quot;19000001328         &quot;;&quot;19000001336         &quot;;&quot;25000081828         &quot;;&quot;&quot;)" table:allow-empty-cell="true" table:display-list="unsorted" table:base-cell-address="Casos_de_Prueba.C45"/>
        <table:content-validation table:name="val4" table:condition="of:cell-content-is-in-list(&quot;OK&quot;;&quot;Error&quot;;&quot;NP&quot;;&quot;NA&quot;)" table:allow-empty-cell="true" table:display-list="unsorted" table:base-cell-address="Matriz_de_Pruebas.C24"/>
        <table:content-validation table:name="val5" table:condition="of:cell-content-is-in-list(&quot;OK&quot;;&quot;Error&quot;;&quot;NP&quot;;&quot;NA&quot;)" table:allow-empty-cell="true" table:display-list="unsorted" table:base-cell-address="Matriz_de_Pruebas.C26"/>
        <table:content-validation table:name="val6" table:condition="of:cell-content-is-in-list(&quot;OK&quot;;&quot;Error&quot;;&quot;NP&quot;;&quot;NA&quot;)" table:allow-empty-cell="true" table:display-list="unsorted" table:base-cell-address="Matriz_de_Pruebas.C28"/>
      </table:content-validations>
      <table:table table:name="Inf. Documento" table:style-name="ta2">
        <office:forms form:automatic-focus="false" form:apply-design-mode="false"/>
        <table:shapes>
          <draw:frame draw:z-index="0" draw:name="Imagen 2" draw:style-name="gr1" draw:text-style-name="P1" svg:width="6.016cm" svg:height="1.078cm" svg:x="0.559cm" svg:y="0.253cm">
            <draw:image xlink:href="Pictures/2000000900001D90000004A84D5C7239.wmf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6" table:default-cell-style-name="ce28"/>
        <table:table-column table:style-name="co6" table:number-columns-repeated="3" table:default-cell-style-name="Default"/>
        <table:table-column table:style-name="co8" table:default-cell-style-name="ce29"/>
        <table:table-column table:style-name="co6" table:number-columns-repeated="1014" table:default-cell-style-name="Default"/>
        <table:table-row table:style-name="ro1" table:number-rows-repeated="4"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19" office:value-type="string" table:number-columns-spanned="9" table:number-rows-spanned="3">
            <text:p>Información del Documento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Nombre del Documento:</text:p>
          </table:table-cell>
          <table:covered-table-cell table:number-columns-repeated="3" table:style-name="ce21"/>
          <table:table-cell table:style-name="ce45" office:value-type="string" table:number-columns-spanned="5" table:number-rows-spanned="1">
            <text:p>CP-CA0030.DLL.ods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Número de Versión:</text:p>
          </table:table-cell>
          <table:covered-table-cell table:number-columns-repeated="3" table:style-name="ce21"/>
          <table:table-cell table:style-name="ce46" office:value-type="string" table:number-columns-spanned="5" table:number-rows-spanned="1">
            <text:p>201301228.1230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1" office:value-type="string" table:number-columns-spanned="4" table:number-rows-spanned="1">
            <text:p>Ruta:</text:p>
          </table:table-cell>
          <table:covered-table-cell table:number-columns-repeated="3" table:style-name="ce21"/>
          <table:table-cell table:style-name="ce45" office:value-type="string" table:number-columns-spanned="5" table:number-rows-spanned="1">
            <text:p>svn://10.44.64.191/sysx/st2005Dlls/Cajas/CapturarAbono/Pruebas</text:p>
          </table:table-cell>
          <table:covered-table-cell table:number-columns-repeated="4" table:style-name="ce46"/>
          <table:table-cell table:number-columns-repeated="1014"/>
        </table:table-row>
        <table:table-row table:style-name="ro11">
          <table:table-cell/>
          <table:table-cell table:style-name="ce22" office:value-type="string" table:number-columns-spanned="4" table:number-rows-spanned="1">
            <text:p>Nombre y Versión del formato Asociado:</text:p>
          </table:table-cell>
          <table:covered-table-cell table:number-columns-repeated="2" table:style-name="ce34"/>
          <table:covered-table-cell table:style-name="ce41"/>
          <table:table-cell table:style-name="ce41" office:value-type="string" table:number-columns-spanned="5" table:number-rows-spanned="1">
            <text:p>&lt;For-Casos de Prueba&gt; &lt;20120329.1540&gt;</text:p>
          </table:table-cell>
          <table:covered-table-cell table:number-columns-repeated="4" table:style-name="ce41"/>
          <table:table-cell table:number-columns-repeated="1014"/>
        </table:table-row>
        <table:table-row table:style-name="ro12" table:number-rows-repeated="2">
          <table:table-cell/>
          <table:table-cell table:style-name="ce23" table:number-columns-repeated="9"/>
          <table:table-cell table:number-columns-repeated="1014"/>
        </table:table-row>
        <table:table-row table:style-name="ro1">
          <table:table-cell/>
          <table:table-cell table:style-name="ce19" office:value-type="string" table:number-columns-spanned="9" table:number-rows-spanned="3">
            <text:p>Información del Proyecto</text:p>
          </table:table-cell>
          <table:covered-table-cell table:number-columns-repeated="8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">
          <table:table-cell/>
          <table:covered-table-cell table:number-columns-repeated="9" table:style-name="ce20"/>
          <table:table-cell table:number-columns-repeated="1014"/>
        </table:table-row>
        <table:table-row table:style-name="ro11">
          <table:table-cell/>
          <table:table-cell table:style-name="ce24" office:value-type="string" table:number-columns-spanned="4" table:number-rows-spanned="1">
            <text:p>Nombre del Proyecto:</text:p>
          </table:table-cell>
          <table:covered-table-cell table:number-columns-repeated="3" table:style-name="ce24"/>
          <table:table-cell table:style-name="ce46" office:value-type="string" table:number-columns-spanned="5" table:number-rows-spanned="1">
            <text:p>CI-22766</text:p>
          </table:table-cell>
          <table:covered-table-cell table:number-columns-repeated="4" table:style-name="ce52"/>
          <table:table-cell table:number-columns-repeated="1014"/>
        </table:table-row>
        <table:table-row table:style-name="ro11">
          <table:table-cell/>
          <table:table-cell table:style-name="ce25" office:value-type="string" table:number-columns-spanned="4" table:number-rows-spanned="1">
            <text:p>Petición:</text:p>
          </table:table-cell>
          <table:covered-table-cell table:number-columns-repeated="3" table:style-name="ce24"/>
          <table:table-cell table:style-name="ce47" office:value-type="string" table:number-columns-spanned="5" table:number-rows-spanned="1">
            <text:p>22766</text:p>
          </table:table-cell>
          <table:covered-table-cell table:number-columns-repeated="4" table:style-name="ce52"/>
          <table:table-cell table:number-columns-repeated="1014"/>
        </table:table-row>
        <table:table-row table:style-name="ro11">
          <table:table-cell/>
          <table:table-cell table:style-name="ce26" office:value-type="string" table:number-columns-spanned="4" table:number-rows-spanned="1">
            <text:p>Responsable del Proyecto:</text:p>
          </table:table-cell>
          <table:covered-table-cell table:number-columns-repeated="3" table:style-name="ce26"/>
          <table:table-cell table:style-name="ce48" office:value-type="string" table:number-columns-spanned="5" table:number-rows-spanned="1">
            <text:p>Humberto Sanchez Lopez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Responsable de Elaboración:</text:p>
          </table:table-cell>
          <table:covered-table-cell table:number-columns-repeated="3" table:style-name="ce35"/>
          <table:table-cell office:value-type="string" table:number-columns-spanned="5" table:number-rows-spanned="1">
            <text:p>Humberto Sepúlveda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Fecha:</text:p>
          </table:table-cell>
          <table:covered-table-cell table:number-columns-repeated="3" table:style-name="ce35"/>
          <table:table-cell office:value-type="string" table:number-columns-spanned="5" table:number-rows-spanned="1">
            <text:p>28-ENE-2013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7" office:value-type="string" table:number-columns-spanned="4" table:number-rows-spanned="1">
            <text:p>Responsable de Ejecución:</text:p>
          </table:table-cell>
          <table:covered-table-cell table:number-columns-repeated="3" table:style-name="ce35"/>
          <table:table-cell office:value-type="string" table:number-columns-spanned="5" table:number-rows-spanned="1">
            <text:p>Humberto Sepúlveda</text:p>
          </table:table-cell>
          <table:covered-table-cell table:number-columns-repeated="4" table:style-name="ce48"/>
          <table:table-cell table:number-columns-repeated="1014"/>
        </table:table-row>
        <table:table-row table:style-name="ro11">
          <table:table-cell/>
          <table:table-cell table:style-name="ce28" office:value-type="string" table:number-columns-spanned="4" table:number-rows-spanned="1">
            <text:p>Sistema</text:p>
          </table:table-cell>
          <table:covered-table-cell table:number-columns-repeated="3" table:style-name="ce36"/>
          <table:table-cell office:value-type="string" table:number-columns-spanned="5" table:number-rows-spanned="1">
            <text:p>Tiendas Coppel</text:p>
          </table:table-cell>
          <table:covered-table-cell table:number-columns-repeated="4" table:style-name="ce36"/>
          <table:table-cell table:number-columns-repeated="1014"/>
        </table:table-row>
        <table:table-row table:style-name="ro11">
          <table:table-cell/>
          <table:table-cell table:style-name="ce28" office:value-type="string" table:number-columns-spanned="4" table:number-rows-spanned="1">
            <text:p>Módulo</text:p>
          </table:table-cell>
          <table:covered-table-cell table:number-columns-repeated="3" table:style-name="ce36"/>
          <table:table-cell office:value-type="string" table:number-columns-spanned="5" table:number-rows-spanned="1">
            <text:p>Cajas</text:p>
          </table:table-cell>
          <table:covered-table-cell table:number-columns-repeated="4" table:style-name="ce36"/>
          <table:table-cell table:number-columns-repeated="1014"/>
        </table:table-row>
        <table:table-row table:style-name="ro12" table:number-rows-repeated="2">
          <table:table-cell/>
          <table:table-cell table:style-name="ce29" table:number-columns-repeated="8"/>
          <table:table-cell table:number-columns-repeated="1015"/>
        </table:table-row>
        <table:table-row table:style-name="ro13">
          <table:table-cell/>
          <table:table-cell table:style-name="ce30" office:value-type="string" table:number-columns-spanned="8" table:number-rows-spanned="1">
            <text:p>Audiencia</text:p>
          </table:table-cell>
          <table:covered-table-cell table:number-columns-repeated="7" table:style-name="ce37"/>
          <table:table-cell table:number-columns-repeated="1015"/>
        </table:table-row>
        <table:table-row table:style-name="ro11">
          <table:table-cell/>
          <table:table-cell table:style-name="ce31" office:value-type="string" table:number-columns-spanned="4" table:number-rows-spanned="1">
            <text:p>Nivel de Participación</text:p>
          </table:table-cell>
          <table:covered-table-cell table:number-columns-repeated="2" table:style-name="ce38"/>
          <table:covered-table-cell table:style-name="ce42"/>
          <table:table-cell table:style-name="ce49" office:value-type="string" table:number-columns-spanned="4" table:number-rows-spanned="1">
            <text:p>Rol</text:p>
          </table:table-cell>
          <table:covered-table-cell table:number-columns-repeated="3" table:style-name="ce49"/>
          <table:table-cell table:number-columns-repeated="1015"/>
        </table:table-row>
        <table:table-row table:style-name="ro11">
          <table:table-cell/>
          <table:table-cell table:style-name="ce32" office:value-type="string" table:number-columns-spanned="4" table:number-rows-spanned="1">
            <text:p>Responsable de Elaboración <text:span text:style-name="T8">(RE)</text:span></text:p>
          </table:table-cell>
          <table:covered-table-cell table:number-columns-repeated="2" table:style-name="ce39"/>
          <table:covered-table-cell table:style-name="ce43"/>
          <table:table-cell table:style-name="ce50" office:value-type="string" table:number-columns-spanned="4" table:number-rows-spanned="1">
            <text:p>Analista de Pruebas</text:p>
          </table:table-cell>
          <table:covered-table-cell table:number-columns-repeated="3" table:style-name="ce50"/>
          <table:table-cell table:number-columns-repeated="1015"/>
        </table:table-row>
        <table:table-row table:style-name="ro11">
          <table:table-cell/>
          <table:table-cell table:style-name="ce32" office:value-type="string" table:number-columns-spanned="4" table:number-rows-spanned="1">
            <text:p>Responsable de Ejecución <text:span text:style-name="T8">(RE)</text:span></text:p>
          </table:table-cell>
          <table:covered-table-cell table:number-columns-repeated="2" table:style-name="ce39"/>
          <table:covered-table-cell table:style-name="ce43"/>
          <table:table-cell table:style-name="ce50" office:value-type="string" table:number-columns-spanned="4" table:number-rows-spanned="1">
            <text:p>Ingeniero de Pruebas</text:p>
          </table:table-cell>
          <table:covered-table-cell table:number-columns-repeated="3" table:style-name="ce50"/>
          <table:table-cell table:number-columns-repeated="1015"/>
        </table:table-row>
        <table:table-row table:style-name="ro11">
          <table:table-cell/>
          <table:table-cell table:style-name="ce33" office:value-type="string" table:number-columns-spanned="4" table:number-rows-spanned="1">
            <text:p>Notificación <text:span text:style-name="T8">(NT)</text:span></text:p>
          </table:table-cell>
          <table:covered-table-cell table:number-columns-repeated="2" table:style-name="ce40"/>
          <table:covered-table-cell table:style-name="ce44"/>
          <table:table-cell table:style-name="ce51" office:value-type="string" table:number-columns-spanned="4" table:number-rows-spanned="1">
            <text:p>Lider de Pruebas</text:p>
          </table:table-cell>
          <table:covered-table-cell table:number-columns-repeated="3" table:style-name="ce51"/>
          <table:table-cell table:number-columns-repeated="1015"/>
        </table:table-row>
      </table:table>
      <table:table table:name="Resumen_de_Ejecución" table:style-name="ta3"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3" table:default-cell-style-name="ce53"/>
        <table:table-column table:style-name="co14" table:number-columns-repeated="3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14" table:number-columns-repeated="1010" table:default-cell-style-name="ce53"/>
        <table:table-row table:style-name="ro1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6">
          <table:table-cell/>
          <table:table-cell table:style-name="ce56" office:value-type="string">
            <text:p>Casos de Prueba</text:p>
          </table:table-cell>
          <table:table-cell table:number-columns-repeated="1022"/>
        </table:table-row>
        <table:table-row table:style-name="ro7">
          <table:table-cell table:style-name="ce54"/>
          <table:table-cell table:style-name="ce57" office:value-type="string">
            <text:p>Nombre del Proyecto:</text:p>
          </table:table-cell>
          <table:table-cell table:style-name="ce57"/>
          <table:table-cell table:style-name="ce77" table:formula="of:=['Inf. Documento'.F17]" office:value-type="string" office:string-value="CI-22766">
            <text:p>CI-22766</text:p>
          </table:table-cell>
          <table:table-cell table:style-name="ce82"/>
          <table:table-cell table:style-name="ce78" table:number-columns-repeated="2"/>
          <table: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 table:style-name="ce54"/>
          <table:table-cell table:style-name="ce57" office:value-type="string">
            <text:p>Responsable del Proyecto:</text:p>
          </table:table-cell>
          <table:table-cell table:style-name="ce57"/>
          <table:table-cell table:style-name="ce78" table:formula="of:=['Inf. Documento'.F19]" office:value-type="string" office:string-value="Humberto Sanchez Lopez" table:number-columns-spanned="5" table:number-rows-spanned="1">
            <text:p>Humberto Sanchez Lopez</text:p>
          </table:table-cell>
          <table:covered-table-cell table:style-name="ce82"/>
          <table:covered-table-cell table:number-columns-repeated="2" table:style-name="ce78"/>
          <table:covered-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 table:style-name="ce54"/>
          <table:table-cell table:style-name="ce57" office:value-type="string">
            <text:p>Responsable de Ejecución:</text:p>
          </table:table-cell>
          <table:table-cell table:style-name="ce57"/>
          <table:table-cell table:style-name="ce78" table:formula="of:=['Inf. Documento'.F22]" office:value-type="string" office:string-value="Humberto Sepúlveda" table:number-columns-spanned="5" table:number-rows-spanned="1">
            <text:p>Humberto Sepúlveda</text:p>
          </table:table-cell>
          <table:covered-table-cell table:style-name="ce82"/>
          <table:covered-table-cell table:number-columns-repeated="2" table:style-name="ce78"/>
          <table:covered-table-cell table:style-name="ce84"/>
          <table:table-cell table:style-name="ce55"/>
          <table:table-cell table:style-name="ce54" table:number-columns-repeated="9"/>
          <table:table-cell table:style-name="ce55" table:number-columns-repeated="1006"/>
        </table:table-row>
        <table:table-row table:style-name="ro1">
          <table:table-cell table:style-name="ce54"/>
          <table:table-cell table:style-name="ce58" table:number-columns-repeated="3"/>
          <table:table-cell table:style-name="ce83"/>
          <table:table-cell table:style-name="ce73" table:number-columns-repeated="4"/>
          <table:table-cell table:style-name="ce54" table:number-columns-repeated="9"/>
          <table:table-cell table:style-name="ce55" table:number-columns-repeated="1006"/>
        </table:table-row>
        <table:table-row table:style-name="ro15">
          <table:table-cell table:style-name="ce54"/>
          <table:table-cell table:style-name="ce59" table:number-columns-spanned="18" table:number-rows-spanned="1"/>
          <table:covered-table-cell table:style-name="ce72"/>
          <table:covered-table-cell table:number-columns-repeated="16" table:style-name="ce79"/>
          <table:table-cell table:style-name="ce55" table:number-columns-repeated="1005"/>
        </table:table-row>
        <table:table-row table:style-name="ro16">
          <table:table-cell table:style-name="ce54"/>
          <table:table-cell table:style-name="ce60"/>
          <table:table-cell table:style-name="ce73"/>
          <table:table-cell table:style-name="ce80"/>
          <table:table-cell table:style-name="ce54"/>
          <table:table-cell table:style-name="ce73" table:number-columns-repeated="4"/>
          <table:table-cell table:style-name="ce54" table:number-columns-repeated="9"/>
          <table:table-cell table:style-name="ce55" table:number-columns-repeated="1006"/>
        </table:table-row>
        <table:table-row table:style-name="ro7">
          <table:table-cell/>
          <table:table-cell table:style-name="ce61" office:value-type="string" table:number-columns-spanned="2" table:number-rows-spanned="1">
            <text:p>Estatus por ciclos de prueba</text:p>
          </table:table-cell>
          <table:covered-table-cell table:style-name="ce74"/>
          <table:table-cell table:style-name="ce74" table:number-columns-repeated="2"/>
          <table:table-cell table:number-columns-repeated="1019"/>
        </table:table-row>
        <table:table-row table:style-name="ro7">
          <table:table-cell/>
          <table:table-cell table:style-name="ce62"/>
          <table:table-cell table:style-name="ce74" table:number-columns-repeated="3"/>
          <table:table-cell table:number-columns-repeated="1019"/>
        </table:table-row>
        <table:table-row table:style-name="ro7">
          <table:table-cell/>
          <table:table-cell table:style-name="ce63" office:value-type="string" table:number-columns-spanned="4" table:number-rows-spanned="1">
            <text:p>Ejecución Casos de PRUEBAS</text:p>
          </table:table-cell>
          <table:covered-table-cell table:number-columns-repeated="3" table:style-name="ce74"/>
          <table:table-cell>
            <draw:frame table:end-cell-address="Resumen_de_Ejecución.P37" table:end-x="1.295cm" table:end-y="0.226cm" draw:z-index="0" draw:name="Chart 3" draw:style-name="gr2" svg:width="17.467cm" svg:height="12.547cm" svg:x="1.652cm" svg:y="0.582cm">
              <draw:object draw:notify-on-update-of-ranges="Resumen_de_Ejecución.B15:Resumen_de_Ejecución.B15 Resumen_de_Ejecución.C15:Resumen_de_Ejecución.E15 Resumen_de_Ejecución.B16:Resumen_de_Ejecución.B16 Resumen_de_Ejecución.C16:Resumen_de_Ejecución.E16 Resumen_de_Ejecución.B17:Resumen_de_Ejecución.B17 Resumen_de_Ejecución.C17:Resumen_de_Ejecución.E17 Resumen_de_Ejecución.B18:Resumen_de_Ejecución.B18 Resumen_de_Ejecución.C18:Resumen_de_Ejecución.E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64" office:value-type="string">
            <text:p>Estatus</text:p>
          </table:table-cell>
          <table:table-cell table:style-name="ce64" office:value-type="float" office:value="1">
            <text:p>1</text:p>
          </table:table-cell>
          <table:table-cell table:style-name="ce64" office:value-type="float" office:value="2">
            <text:p>2</text:p>
          </table:table-cell>
          <table:table-cell table:style-name="ce64" office:value-type="float" office:value="3">
            <text:p>3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5" office:value-type="string">
            <text:p>Exitosos</text:p>
          </table:table-cell>
          <table:table-cell table:style-name="ce75" table:formula="of:=COUNTIF([$Casos_de_Prueba.$Q$11:.$Q$65485];&quot;S&quot;)" office:value-type="float" office:value="0">
            <text:p>0</text:p>
          </table:table-cell>
          <table:table-cell table:style-name="ce75" table:formula="of:=COUNTIF([$Casos_de_Prueba.$S$11:.$S$65485];&quot;S&quot;)" office:value-type="float" office:value="0">
            <text:p>0</text:p>
          </table:table-cell>
          <table:table-cell table:style-name="ce75" table:formula="of:=COUNTIF([$Casos_de_Prueba.$U$11:.$U$65485];&quot;S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5" office:value-type="string">
            <text:p>No Exitosos</text:p>
          </table:table-cell>
          <table:table-cell table:style-name="ce75" table:formula="of:=COUNTIF([$Casos_de_Prueba.$Q$11:.$Q$65485];&quot;F&quot;)" office:value-type="float" office:value="0">
            <text:p>0</text:p>
          </table:table-cell>
          <table:table-cell table:style-name="ce75" table:formula="of:=COUNTIF([$Casos_de_Prueba.$S$11:.$S$65485];&quot;F&quot;)" office:value-type="float" office:value="0">
            <text:p>0</text:p>
          </table:table-cell>
          <table:table-cell table:style-name="ce75" table:formula="of:=COUNTIF([$Casos_de_Prueba.$U$11:.$U$65485];&quot;F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6" office:value-type="string">
            <text:p>Sin Probar</text:p>
          </table:table-cell>
          <table:table-cell table:style-name="ce75" table:formula="of:=COUNTIF([$Casos_de_Prueba.$Q$11:.$Q$65485];&quot;NP&quot;)" office:value-type="float" office:value="0">
            <text:p>0</text:p>
          </table:table-cell>
          <table:table-cell table:style-name="ce75" table:formula="of:=COUNTIF([$Casos_de_Prueba.$S$11:.$S$65485];&quot;NP&quot;)" office:value-type="float" office:value="0">
            <text:p>0</text:p>
          </table:table-cell>
          <table:table-cell table:style-name="ce75" table:formula="of:=COUNTIF([$Casos_de_Prueba.$U$11:.$U$65485];&quot;NP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7">
          <table:table-cell/>
          <table:table-cell table:style-name="ce66" office:value-type="string">
            <text:p>No Aplica</text:p>
          </table:table-cell>
          <table:table-cell table:style-name="ce75" table:formula="of:=COUNTIF([$Casos_de_Prueba.$Q$11:.$Q$65485];&quot;NA&quot;)" office:value-type="float" office:value="0">
            <text:p>0</text:p>
          </table:table-cell>
          <table:table-cell table:style-name="ce75" table:formula="of:=COUNTIF([$Casos_de_Prueba.$S$11:.$S$65485];&quot;NA&quot;)" office:value-type="float" office:value="0">
            <text:p>0</text:p>
          </table:table-cell>
          <table:table-cell table:style-name="ce75" table:formula="of:=COUNTIF([$Casos_de_Prueba.$U$11:.$U$65485];&quot;NA&quot;)" office:value-type="float" office:value="0">
            <text:p>0</text:p>
          </table:table-cell>
          <table:table-cell table:style-name="ce81"/>
          <table:table-cell table:number-columns-repeated="1018"/>
        </table:table-row>
        <table:table-row table:style-name="ro1">
          <table:table-cell/>
          <table:table-cell table:style-name="ce67" table:number-columns-repeated="4"/>
          <table:table-cell table:number-columns-repeated="1019"/>
        </table:table-row>
        <table:table-row table:style-name="ro7">
          <table:table-cell/>
          <table:table-cell table:style-name="ce68" office:value-type="string" table:number-columns-spanned="2" table:number-rows-spanned="1">
            <text:p>General</text:p>
          </table:table-cell>
          <table:covered-table-cell table:style-name="ce76"/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Requerimientos a probar</text:p>
          </table:table-cell>
          <table:table-cell table:style-name="ce75" table:formula="of:=COUNTA([$Casos_de_Prueba.C11:.C65485])" office:value-type="float" office:value="7">
            <text:p>7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Casos de Prueba</text:p>
          </table:table-cell>
          <table:table-cell table:style-name="ce75" table:formula="of:=COUNTA([$Casos_de_Prueba.F11:.F65485])" office:value-type="float" office:value="16">
            <text:p>16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Happy Path</text:p>
          </table:table-cell>
          <table:table-cell table:style-name="ce75" table:formula="of:=COUNTA([$Casos_de_Prueba.N11:.N65484])" office:value-type="float" office:value="15">
            <text:p>15</text:p>
          </table:table-cell>
          <table:table-cell table:style-name="ce81"/>
          <table:table-cell table:number-columns-repeated="1020"/>
        </table:table-row>
        <table:table-row table:style-name="ro7">
          <table:table-cell/>
          <table:table-cell table:style-name="ce66" office:value-type="string">
            <text:p>Automatizados</text:p>
          </table:table-cell>
          <table:table-cell table:style-name="ce75" table:formula="of:=COUNTA([$Casos_de_Prueba.O11:.O65485])" office:value-type="float" office:value="1">
            <text:p>1</text:p>
          </table:table-cell>
          <table:table-cell table:style-name="ce81"/>
          <table:table-cell table:number-columns-repeated="1020"/>
        </table:table-row>
        <table:table-row table:style-name="ro1">
          <table:table-cell/>
          <table:table-cell table:style-name="ce67" table:number-columns-repeated="2"/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/>
          <table:table-cell table:style-name="ce69" table:number-columns-spanned="16" table:number-rows-spanned="1"/>
          <table:covered-table-cell table:number-columns-repeated="15"/>
          <table:table-cell table:number-columns-repeated="1007"/>
        </table:table-row>
        <table:table-row table:style-name="ro1">
          <table:table-cell/>
          <table:table-cell table:style-name="ce70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6" table:number-rows-repeated="3">
          <table:table-cell table:style-name="ce55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71" table:number-columns-spanned="17" table:number-rows-spanned="1"/>
          <table:covered-table-cell table:number-columns-repeated="16"/>
          <table:table-cell table:number-columns-repeated="1006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sos_de_Prueba" table:style-name="ta5" table:print-ranges="Casos_de_Prueba.B4:Casos_de_Prueba.V5">
        <office:forms form:automatic-focus="false" form:apply-design-mode="false"/>
        <table:table-column table:style-name="co21" table:default-cell-style-name="ce85"/>
        <table:table-column table:style-name="co22" table:default-cell-style-name="ce85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28" table:default-cell-style-name="ce85"/>
        <table:table-column table:style-name="co29" table:default-cell-style-name="ce85"/>
        <table:table-column table:style-name="co30" table:default-cell-style-name="ce85"/>
        <table:table-column table:style-name="co31" table:default-cell-style-name="ce125"/>
        <table:table-column table:style-name="co26" table:default-cell-style-name="ce125"/>
        <table:table-column table:style-name="co32" table:default-cell-style-name="ce85"/>
        <table:table-column table:style-name="co33" table:default-cell-style-name="ce125"/>
        <table:table-column table:style-name="co34" table:default-cell-style-name="ce125"/>
        <table:table-column table:style-name="co35" table:default-cell-style-name="ce125"/>
        <table:table-column table:style-name="co26" table:default-cell-style-name="ce125"/>
        <table:table-column table:style-name="co36" table:default-cell-style-name="ce125"/>
        <table:table-column table:style-name="co26" table:default-cell-style-name="ce125"/>
        <table:table-column table:style-name="co37" table:default-cell-style-name="ce125"/>
        <table:table-column table:style-name="co26" table:default-cell-style-name="ce125"/>
        <table:table-column table:style-name="co40" table:default-cell-style-name="ce125"/>
        <table:table-column table:style-name="co41" table:default-cell-style-name="ce85"/>
        <table:table-column table:style-name="co42" table:default-cell-style-name="ce85"/>
        <table:table-column table:style-name="co43" table:default-cell-style-name="ce85"/>
        <table:table-column table:style-name="co38" table:number-columns-repeated="995" table:default-cell-style-name="ce85"/>
        <table:table-column table:style-name="co38" table:number-columns-repeated="4" table:default-cell-style-name="Default"/>
        <table:table-row table:style-name="ro1">
          <table:table-cell table:number-columns-repeated="10"/>
          <table:table-cell table:style-name="ce85" table:number-columns-repeated="2"/>
          <table:table-cell/>
          <table:table-cell table:style-name="ce85" table:number-columns-repeated="9"/>
          <table:table-cell table:number-columns-repeated="2"/>
          <table:table-cell table:style-name="ce138"/>
          <table:table-cell table:number-columns-repeated="999"/>
        </table:table-row>
        <table:table-row table:style-name="ro17">
          <table:table-cell/>
          <table:table-cell table:style-name="ce89"/>
          <table:table-cell table:style-name="ce98" table:number-columns-repeated="3"/>
          <table:table-cell table:number-columns-repeated="3"/>
          <table:table-cell table:style-name="ce118"/>
          <table:table-cell/>
          <table:table-cell table:style-name="ce123"/>
          <table:table-cell table:number-columns-repeated="13"/>
          <table:table-cell table:style-name="ce138"/>
          <table:table-cell table:number-columns-repeated="999"/>
        </table:table-row>
        <table:table-row table:style-name="ro18">
          <table:table-cell/>
          <table:table-cell table:style-name="ce56" office:value-type="string">
            <text:p>Casos de prueba</text:p>
          </table:table-cell>
          <table:table-cell table:style-name="ce99" table:number-columns-repeated="3"/>
          <table:table-cell table:number-columns-repeated="4"/>
          <table:table-cell table:style-name="ce118"/>
          <table:table-cell table:style-name="ce85"/>
          <table:table-cell table:number-columns-repeated="13"/>
          <table:table-cell table:style-name="ce138"/>
          <table:table-cell table:number-columns-repeated="999"/>
        </table:table-row>
        <table:table-row table:style-name="ro7" table:visibility="collapse">
          <table:table-cell table:style-name="ce86"/>
          <table:table-cell table:style-name="ce90" table:number-columns-repeated="4"/>
          <table:table-cell table:style-name="ce77"/>
          <table:table-cell table:style-name="ce113"/>
          <table:table-cell table:style-name="ce90"/>
          <table:table-cell table:style-name="ce119"/>
          <table:table-cell table:style-name="ce121"/>
          <table:table-cell table:style-name="ce85"/>
          <table:table-cell table:style-name="ce129"/>
          <table:table-cell table:style-name="ce125"/>
          <table:table-cell table:number-columns-repeated="9"/>
          <table:table-cell table:style-name="ce86" table:number-columns-repeated="2"/>
          <table:table-cell table:style-name="ce139"/>
          <table:table-cell table:style-name="ce86" table:number-columns-repeated="995"/>
          <table:table-cell table:number-columns-repeated="4"/>
        </table:table-row>
        <table:table-row table:style-name="ro1" table:visibility="collapse">
          <table:table-cell table:style-name="ce86"/>
          <table:table-cell table:style-name="ce91" table:number-columns-spanned="2" table:number-rows-spanned="1"/>
          <table:covered-table-cell/>
          <table:table-cell table:number-columns-repeated="2"/>
          <table:table-cell table:style-name="ce106"/>
          <table:table-cell/>
          <table:table-cell table:style-name="ce91"/>
          <table:table-cell table:style-name="ce71"/>
          <table:table-cell table:style-name="ce106"/>
          <table:table-cell table:style-name="ce124"/>
          <table:table-cell table:style-name="ce129"/>
          <table:table-cell table:style-name="ce125"/>
          <table:table-cell table:number-columns-repeated="9"/>
          <table:table-cell table:style-name="ce86" table:number-columns-repeated="998"/>
          <table:table-cell table:number-columns-repeated="4"/>
        </table:table-row>
        <table:table-row table:style-name="ro19">
          <table:table-cell/>
          <table:table-cell table:style-name="ce92" table:number-columns-spanned="23" table:number-rows-spanned="1"/>
          <table:covered-table-cell table:number-columns-repeated="3" table:style-name="ce100"/>
          <table:covered-table-cell table:number-columns-repeated="19" table:style-name="ce107"/>
          <table:table-cell table:number-columns-repeated="1000"/>
        </table:table-row>
        <table:table-row table:style-name="ro25" table:visibility="collapse">
          <table:table-cell table:style-name="ce86" table:number-columns-repeated="2"/>
          <table:table-cell table:style-name="ce73" table:number-columns-repeated="3"/>
          <table:table-cell table:style-name="ce86" table:number-columns-repeated="5"/>
          <table:table-cell table:number-columns-repeated="2"/>
          <table:table-cell table:style-name="ce86"/>
          <table:table-cell table:number-columns-repeated="9"/>
          <table:table-cell table:style-name="ce86" table:number-columns-repeated="998"/>
          <table:table-cell table:number-columns-repeated="4"/>
        </table:table-row>
        <table:table-row table:style-name="ro26">
          <table:table-cell table:style-name="ce86"/>
          <table:table-cell table:style-name="ce93" office:value-type="string" table:number-columns-spanned="4" table:number-rows-spanned="1">
            <text:p>LLENADO EN FASE DE ANALISIS</text:p>
          </table:table-cell>
          <table:covered-table-cell table:number-columns-repeated="2" table:style-name="ce101"/>
          <table:covered-table-cell table:style-name="ce103"/>
          <table:table-cell table:style-name="ce108" office:value-type="string" table:number-columns-spanned="19" table:number-rows-spanned="1">
            <text:p>LLENADO EN FASE DE DISEÑO y EJECUCION DE CPS</text:p>
          </table:table-cell>
          <table:covered-table-cell table:number-columns-repeated="4" table:style-name="ce86"/>
          <table:covered-table-cell table:number-columns-repeated="2"/>
          <table:covered-table-cell table:style-name="ce86"/>
          <table:covered-table-cell table:number-columns-repeated="9"/>
          <table:covered-table-cell table:number-columns-repeated="2" table:style-name="ce86"/>
          <table:table-cell table:style-name="ce86" table:number-columns-repeated="996"/>
          <table:table-cell table:number-columns-repeated="4"/>
        </table:table-row>
        <table:table-row table:style-name="ro27">
          <table:table-cell table:style-name="ce87"/>
          <table:table-cell table:style-name="ce94" office:value-type="string">
            <text:p>Requerimiento del cliente o Contrato </text:p>
          </table:table-cell>
          <table:table-cell table:style-name="ce94" office:value-type="string">
            <text:p>Requerimiento </text:p>
            <text:p>Pruebas</text:p>
          </table:table-cell>
          <table:table-cell table:style-name="ce94" office:value-type="string">
            <text:p>Complejidad de Prueba</text:p>
          </table:table-cell>
          <table:table-cell table:style-name="ce94" office:value-type="string">
            <text:p>Regla de Negocio</text:p>
          </table:table-cell>
          <table:table-cell table:style-name="ce94" office:value-type="string">
            <text:p>Caso de Prueba</text:p>
          </table:table-cell>
          <table:table-cell table:style-name="ce94" office:value-type="string">
            <text:p>Interfaz a probar</text:p>
          </table:table-cell>
          <table:table-cell table:style-name="ce94" office:value-type="string">
            <text:p>Condición a ser Probada, Pregunta o Descripción corta</text:p>
          </table:table-cell>
          <table:table-cell table:style-name="ce94" office:value-type="string">
            <text:p>Precondiciones</text:p>
          </table:table-cell>
          <table:table-cell table:style-name="ce94" office:value-type="string">
            <text:p>Detalles de Ejecución</text:p>
          </table:table-cell>
          <table:table-cell table:style-name="ce94" office:value-type="string" table:number-columns-spanned="3" table:number-rows-spanned="1">
            <text:p>Datos de Pruebas</text:p>
          </table:table-cell>
          <table:covered-table-cell table:number-columns-repeated="2" table:style-name="ce130"/>
          <table:table-cell table:style-name="ce94" office:value-type="string">
            <text:p>HP</text:p>
          </table:table-cell>
          <table:table-cell table:style-name="ce94" office:value-type="string">
            <text:p>AUT</text:p>
          </table:table-cell>
          <table:table-cell table:style-name="ce94" office:value-type="string">
            <text:p>Resultados Esperados</text:p>
          </table:table-cell>
          <table:table-cell table:style-name="ce94" office:value-type="string" table:number-columns-spanned="6" table:number-rows-spanned="1">
            <text:p>¿Prueba Exitosa?</text:p>
          </table:table-cell>
          <table:covered-table-cell table:number-columns-repeated="5" table:style-name="ce130"/>
          <table:table-cell table:style-name="ce94" office:value-type="string">
            <text:p>Validación</text:p>
          </table:table-cell>
          <table:table-cell table:style-name="ce94" office:value-type="string">
            <text:p>Comentarios</text:p>
          </table:table-cell>
          <table:table-cell table:style-name="ce140"/>
          <table:table-cell table:style-name="ce87" table:number-columns-repeated="995"/>
          <table:table-cell table:number-columns-repeated="4"/>
        </table:table-row>
        <table:table-row table:style-name="ro7">
          <table:table-cell/>
          <table:table-cell table:style-name="ce95" table:number-columns-repeated="4"/>
          <table:table-cell table:style-name="ce95" office:value-type="string">
            <text:p><text:s/></text:p>
          </table:table-cell>
          <table:table-cell table:style-name="ce95" table:number-columns-repeated="4"/>
          <table:table-cell table:style-name="ce126" office:value-type="string">
            <text:p>Ciclo 1</text:p>
          </table:table-cell>
          <table:table-cell table:style-name="ce126" office:value-type="string">
            <text:p>Ciclo 2</text:p>
          </table:table-cell>
          <table:table-cell table:style-name="ce126" office:value-type="string">
            <text:p>Ciclo 3</text:p>
          </table:table-cell>
          <table:table-cell table:style-name="ce95" table:number-columns-repeated="3"/>
          <table:table-cell table:style-name="ce126" office:value-type="string">
            <text:p>Ciclo 1 </text:p>
          </table:table-cell>
          <table:table-cell table:style-name="ce126" office:value-type="string">
            <text:p>ID Incidencia</text:p>
          </table:table-cell>
          <table:table-cell table:style-name="ce126" office:value-type="string">
            <text:p>Ciclo 2 </text:p>
          </table:table-cell>
          <table:table-cell table:style-name="ce126" office:value-type="string">
            <text:p>ID Incidencia</text:p>
          </table:table-cell>
          <table:table-cell table:style-name="ce126" office:value-type="string">
            <text:p>Ciclo 3</text:p>
          </table:table-cell>
          <table:table-cell table:style-name="ce126" office:value-type="string">
            <text:p>ID Incidencia</text:p>
          </table:table-cell>
          <table:table-cell table:style-name="ce126"/>
          <table:table-cell table:style-name="ce134"/>
          <table:table-cell table:style-name="ce141"/>
          <table:table-cell table:number-columns-repeated="999"/>
        </table:table-row>
        <table:table-row table:style-name="ro28">
          <table:table-cell table:style-name="ce88"/>
          <table:table-cell table:style-name="ce96" office:value-type="string" table:number-columns-spanned="1" table:number-rows-spanned="2">
            <text:p>RQM-CI15682</text:p>
          </table:table-cell>
          <table:table-cell table:style-name="ce102" office:value-type="string">
            <text:p/>
            <text:p>RP-FNC-01-Guardar registro de impresion termica</text:p>
          </table:table-cell>
          <table:table-cell table:style-name="ce96" table:content-validation-name="val1" office:value-type="string">
            <text:p>1. Alta.</text:p>
          </table:table-cell>
          <table:table-cell table:style-name="ce104" office:value-type="string">
            <text:p>NA</text:p>
          </table:table-cell>
          <table:table-cell table:style-name="ce109" office:value-type="string">
            <text:p>CP-01-01</text:p>
          </table:table-cell>
          <table:table-cell table:style-name="ce114" office:value-type="string">
            <text:p>Captura de Abonos</text:p>
          </table:table-cell>
          <table:table-cell table:style-name="ce116" office:value-type="string">
            <text:p>Al momento de imprimir los recibos de abonos que se guarden en la BD</text:p>
          </table:table-cell>
          <table:table-cell table:style-name="ce115" office:value-type="string">
            <text:p>1.- Tener instalado el sistema de Tiendas Coppel- Cajas</text:p>
            <text:p>2.- Tener un Cliente que tenga saldo en Muebles y Ropa</text:p>
            <text:p/>
          </table:table-cell>
          <table:table-cell table:style-name="ce122" office:value-type="string">
            <text:p>1.- Entrar al sistema de Tiendas Cajas</text:p>
            <text:p>2.- <text:s/>Entrar a la opcion de Captura de Abonos</text:p>
            <text:p>3.- Captura un Cliente y presionar enter</text:p>
            <text:p>4.- Seleccionar la columna de un articulo de muebles</text:p>
            <text:p>5.- realizar un abono y presionar F2</text:p>
            <text:p>6.- Capturar el pago del Cliente y presionar F10</text:p>
          </table:table-cell>
          <table:table-cell table:style-name="ce127" office:value-type="string">
            <text:p>1.-</text:p>
            <text:p>2.-</text:p>
            <text:p>3.-</text:p>
            <text:p>4.-</text:p>
            <text:p>5.-</text:p>
            <text:p>6.-</text:p>
          </table:table-cell>
          <table:table-cell table:style-name="ce131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Mostrar pantalla Captura de Abonos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office:value-type="string">
            <text:p>Validar que en la Bd Tienda.#### en la tabla gntira se haya generado la imagen de la impresion termica correctamente</text:p>
          </table:table-cell>
          <table:table-cell table:style-name="ce135"/>
          <table:table-cell table:style-name="ce142"/>
          <table:table-cell table:style-name="ce88" table:number-columns-repeated="995"/>
          <table:table-cell table:style-name="ce144" table:number-columns-repeated="4"/>
        </table:table-row>
        <table:table-row table:style-name="ro29">
          <table:table-cell table:style-name="ce88"/>
          <table:covered-table-cell table:style-name="ce97"/>
          <table:table-cell table:style-name="ce102" office:value-type="string">
            <text:p/>
            <text:p>RP-FNC-02-Importe Valido</text:p>
          </table:table-cell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A</text:p>
          </table:table-cell>
          <table:table-cell table:style-name="ce109" office:value-type="string">
            <text:p>CP-02-01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Al realizar un convenio el importe sea mayor de 0</text:p>
          </table:table-cell>
          <table:table-cell table:style-name="ce115" office:value-type="string">
            <text:p>1.- Tener instalado el sistema de Tiendas Coppel- Cajas</text:p>
            <text:p>2.- Tener un Cliente que tenga saldo en Muebles y Ropa</text:p>
            <text:p/>
          </table:table-cell>
          <table:table-cell table:style-name="ce122" office:value-type="string">
            <text:p>1.- Entrar al sistema de Tiendas Cajas</text:p>
            <text:p>2.- <text:s/>Entrar a la opcion de Captura de Abonos</text:p>
            <text:p>3.- Captura un Cliente y presionar enter</text:p>
            <text:p>4.- Seleccionar la columna de un articulo de muebles y presionar F1</text:p>
            <text:p>5.- Presionar F3 Convenio</text:p>
            <text:p>6.- Capturar:</text:p>
            <text:p>Plazo presionar enter</text:p>
            <text:p>Importe presionar enter</text:p>
            <text:p>7.- Realizar un abono y presionar F2</text:p>
            <text:p>8.- Capturar el pago del Cliente y presionar F10</text:p>
          </table:table-cell>
          <table:table-cell table:style-name="ce127" office:value-type="string">
            <text:p>1.-</text:p>
            <text:p>2.-</text:p>
            <text:p>3.-</text:p>
            <text:p>4.-</text:p>
            <text:p>5.-</text:p>
            <text:p>6.-</text:p>
            <text:p>7.-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Mostrar pantalla Captura de Abonos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office:value-type="string">
            <text:p>Validar que en la BD Tienda.#### en la tabla cacarmov se haya generado el convenio con el importe mayor que que se imprimio en la impresora termica</text:p>
          </table:table-cell>
          <table:table-cell table:style-name="ce136"/>
          <table:table-cell table:style-name="ce143"/>
          <table:table-cell table:style-name="ce88" table:number-columns-repeated="995"/>
          <table:table-cell table:style-name="ce144" table:number-columns-repeated="4"/>
        </table:table-row>
        <table:table-row table:style-name="ro30">
          <table:table-cell/>
          <table:table-cell table:style-name="ce96" office:value-type="string">
            <text:p>CI-22766</text:p>
          </table:table-cell>
          <table:table-cell table:style-name="ce102" office:value-type="string">
            <text:p>RP-FNC-03 <text:s/>Se calcule <text:s/>la bonificacion correcta y se muestre en pantalla</text:p>
          </table:table-cell>
          <table:table-cell table:style-name="ce96" table:content-validation-name="val1" office:value-type="string">
            <text:p>2. Baja.</text:p>
          </table:table-cell>
          <table:table-cell table:style-name="ce105" office:value-type="string">
            <text:p>NA</text:p>
          </table:table-cell>
          <table:table-cell table:style-name="ce109" office:value-type="string">
            <text:p>CP-03-01</text:p>
          </table:table-cell>
          <table:table-cell table:style-name="ce114" office:value-type="string">
            <text:p>Captura de Abonos</text:p>
          </table:table-cell>
          <table:table-cell table:style-name="ce116" office:value-type="string">
            <text:p>Se calcule correctamente la bonificacion <text:s/>y <text:s/>se muestre en pantalla</text:p>
          </table:table-cell>
          <table:table-cell table:style-name="ce115" office:value-type="string">
            <text:p>1.- Tener instalado el sistema de Tiendas Coppel</text:p>
            <text:p>2.-El cliente tenga un prestamo con seguro club por monto de 8,000</text:p>
          </table:table-cell>
          <table:table-cell table:style-name="ce122" office:value-type="string">
            <text:p>1.- Entrar al sistema de Tiendas Cajas</text:p>
            <text:p>2.-Teclear Nro. De Cliente </text:p>
          </table:table-cell>
          <table:table-cell table:style-name="ce128" office:value-type="string">
            <text:p>Ejecutar MP-22766</text:p>
          </table:table-cell>
          <table:table-cell table:style-name="ce131" table:number-columns-repeated="2"/>
          <table:table-cell table:number-columns-repeated="2" table:style-name="ce96" office:value-type="string">
            <text:p>X</text:p>
          </table:table-cell>
          <table:table-cell table:style-name="ce96" office:value-type="string">
            <text:p>Se calcule la bonificacion correcta y se muestre en pantalla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office:value-type="string">
            <text:p>pantalla CAPTURA DE ABONOS</text:p>
          </table:table-cell>
          <table:table-cell table:style-name="ce137" office:value-type="string">
            <text:p>El % de bonificacion se busca en la TABLA DE BONIFICACIONES PARA PRÉSTAMOS COPPEL que se encuentra en la decision 27-D.</text:p>
          </table:table-cell>
          <table:table-cell table:style-name="ce118"/>
          <table:table-cell table:number-columns-repeated="999"/>
        </table:table-row>
        <table:table-row table:style-name="ro31">
          <table:table-cell/>
          <table:table-cell table:style-name="ce97" office:value-type="string" table:number-columns-spanned="1" table:number-rows-spanned="13">
            <text:p>CI-23967</text:p>
          </table:table-cell>
          <table:table-cell table:style-name="ce102" office:value-type="string" table:number-columns-spanned="1" table:number-rows-spanned="7">
            <text:p/>
            <text:p>RP-FNC-04-Abonos</text:p>
          </table:table-cell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1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Abono a la Cuenta de Ropa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Ropa 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Ropa <text:s/>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  <text:p/>
          </table:table-cell>
          <table:table-cell table:style-name="ce122" office:value-type="string">
            <text:p>1.-3, 1 </text:p>
            <text:p>2.-</text:p>
            <text:p>3.-9635343</text:p>
            <text:p>4.-</text:p>
            <text:p>5.-683</text:p>
            <text:p>6.-</text:p>
            <text:p>7.-700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Ropa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opa <text:s/>campos: Saldo, InteresAdicional, Fechaultimomovimiento, Minimoapagar</text:p>
            <text:p>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/>
            <text:p>Validar que en el servidor 10.44.64.194 Db Tienda.#### en la tabla Cacarmov se haya grabado registro Campo Clave=S <text:s/>y Tipomovimiento=5 , Recibo= debe ser el mismo recibo que se haya <text:s/>impreso, (si se abono a intereses de esta cuenta grabata tambien Clave=I tipomovimiento= <text:s/></text:p>
          </table:table-cell>
          <table:table-cell table:style-name="ce137" office:value-type="string">
            <text:p>Los clientes los puedes tomar <text:s/>de <text:s/>servidor 10.44.15.23 db Crcliente campo cliente <text:s/></text:p>
            <text:p/>
            <text:p>Nota: No aplican para Empleados ni 90001</text:p>
          </table:table-cell>
          <table:table-cell table:style-name="ce118"/>
          <table:table-cell table:number-columns-repeated="999"/>
        </table:table-row>
        <table:table-row table:style-name="ro32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2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Abono a la Cuenta de Muebles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Muebles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(nombre del Articulo de Muebles o Num de Factura a Abonar) (moviendose con flecha a la derecha )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</table:table-cell>
          <table:table-cell table:style-name="ce122" office:value-type="string">
            <text:p>1.-3, 1 </text:p>
            <text:p>2.-</text:p>
            <text:p>3.-15799689</text:p>
            <text:p>4.-</text:p>
            <text:p>5.-626</text:p>
            <text:p>6.-</text:p>
            <text:p>7.-1000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Muebles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Muebles <text:s/>campos: Saldo, InteresAdicional, Fechaultimomovimiento</text:p>
            <text:p>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/>
            <text:p>Validar que en el servidor 10.44.64.194 Db Tienda.#### en la tabla Cacarmov se haya grabado registro Campo Clave=S <text:s/>y Tipomovimiento=1 , Recibo= debe ser el mismo recibo que se haya <text:s/>impreso (si se abono a intereses de esta cuenta grabara tambien Clave=I tipomovimiento=1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18"/>
          <table:table-cell table:number-columns-repeated="999"/>
        </table:table-row>
        <table:table-row table:style-name="ro33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3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Abono a la Cuenta de Prestamos</text:p>
          </table:table-cell>
          <table:table-cell table:style-name="ce120" office:value-type="string">
            <text:p>-Tener Acceso al Sistema de Cajas </text:p>
            <text:p>-Contar con Impresora Termica conectada <text:s/></text:p>
            <text:p>-Contar con cliente que deba a la Cuenta de Prestamos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Prestamo ( Moviendose con flecha a la derecha)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</table:table-cell>
          <table:table-cell table:style-name="ce122" office:value-type="string">
            <text:p>1.-3, 1 </text:p>
            <text:p>2.-</text:p>
            <text:p>3.-183109074 </text:p>
            <text:p>4.-</text:p>
            <text:p>5.-1163 <text:s/></text:p>
            <text:p>6.-</text:p>
            <text:p>7.-1200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Prestamos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Prestamos campos: Saldo, InteresAdicional, Fechaultimomovimiento, importeultimomovimiento. </text:p>
            <text:p>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>ImporteUltimomovimiento=importe que abono menos el interes (si es que debia intereses al abonar al prestamo)</text:p>
            <text:p/>
            <text:p>Validar en el servidor 10.44.64.194 Db Tienda.#### en la tabla Cacarmov se haya grabado registro Campo Clave=S <text:s/>y Tipomovimiento=B , Recibo= debe ser el mismo recibo que se haya <text:s/>impreso (si se abono a intereses de esta cuenta grabara tambien Clave=S tipomovimiento=C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4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4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Abono a la Cuenta de Tiempo Aire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Tiempo Aire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T.Aire ( Moviendose con flecha a la derecha)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</table:table-cell>
          <table:table-cell table:style-name="ce122" office:value-type="string">
            <text:p>1.-3, 1 <text:s/></text:p>
            <text:p>2.- </text:p>
            <text:p>3.-762351 <text:s/></text:p>
            <text:p>4.- </text:p>
            <text:p>5.-100 <text:s text:c="2"/></text:p>
            <text:p>6.- </text:p>
            <text:p>7.-100 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Tiempo Aire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taire campos: Saldo,InteresAdicional,Fechaultimomovimiento 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/>
            <text:p>Validar que en el servidor 10.44.64.194 Db Tienda.#### en la tabla Cacarmov se haya grabado registro Campo Clave=S <text:s/>y Tipomovimiento= I , Recibo= debe ser el mismo recibo que se haya <text:s/>impreso (si se abono a intereses de esta cuenta grabara tambien Clave=I tipomovimiento=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5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5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Abono a la Cuenta Revolvente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Revolvente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Comp Adc ( Moviendose con flecha a la derecha)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</table:table-cell>
          <table:table-cell table:style-name="ce122" office:value-type="string">
            <text:p>1.-3, 1 <text:s text:c="2"/></text:p>
            <text:p>2.- <text:s/></text:p>
            <text:p>3.-182233871 <text:s text:c="2"/></text:p>
            <text:p>4.- <text:s/></text:p>
            <text:p>5.-500 <text:s text:c="3"/></text:p>
            <text:p>6.- <text:s/></text:p>
            <text:p>7.-1000 <text:s/>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Revolvente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evolvente campos: <text:s/>Saldo,InteresAdicional,Fechaultimomovimiento,Minimo a Pagar </text:p>
            <text:p>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/>
            <text:p>Validar que en el servidor 10.44.64.194 Db Tienda.#### en la tabla Cacarmov se haya grabado registro Campo Clave=D <text:s/>y Tipomovimiento=2 , Recibo= debe ser el mismo recibo que se haya <text:s/>impreso (si se abono a intereses de esta cuenta grabara tambien Clave=I tipomovimiento=6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5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6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Abono a la Cuenta Bancoppel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Bancoppel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BCPL1 ( Moviendose con flecha a la derecha)</text:p>
            <text:p>5.- Capturar el pago del abono </text:p>
            <text:p>6.-Seleccionar la tecla F2 <text:s text:c="2"/></text:p>
            <text:p>7.-Capturar <text:s/>la Cantidad en Pesos con que Pagara el Cliente <text:s/></text:p>
            <text:p>8.-Seleccionar F10 Aceptar</text:p>
          </table:table-cell>
          <table:table-cell table:style-name="ce122" office:value-type="string">
            <text:p>1.-3, 1 <text:s text:c="2"/></text:p>
            <text:p>2.- <text:s/></text:p>
            <text:p>3.-204901227 <text:s text:c="2"/></text:p>
            <text:p>4.- <text:s/></text:p>
            <text:p>5.-4500 <text:s text:c="3"/></text:p>
            <text:p>6.- <text:s/></text:p>
            <text:p>7.-5000 <text:s/></text:p>
            <text:p>8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Bancoppel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3" office:value-type="string">
            <text:p>Validar en que el servidor 10.44.15.23 Db Cartera Tabla Crcdeudabancoppel campos: </text:p>
            <text:p>Saldo,InteresAdicional,Fechaultimomovimiento</text:p>
            <text:p>Nota: saldo= Saldo que tenia menos el abono que dio el cliente</text:p>
            <text:p>InteresAdicional= interes que debia menos el abono a interes que el cliente haya abonado (si es que debia intereses) <text:s/>Fechaultimomovimiento=fecha en la que realiza el abono </text:p>
            <text:p/>
            <text:p>Validar que en el servidor 10.44.64.194 Db Tienda.#### en la tabla Cacarmov se haya grabado registro Campo Clave=S <text:s/>y Tipomovimiento=J , Recibo= debe ser el mismo recibo que se haya <text:s/>impreso (si se abono a intereses de esta cuenta grabara tambien Clave=I tipomovimiento=4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6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10" office:value-type="string">
            <text:p>CP-04-07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Abono a la Cuenta Seguro Club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Seguro Club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Club Protecc ( Moviendose con flecha a la derecha) y que diga AFILIADO AL CLUB</text:p>
            <text:p>5.- Seleccionar flecha hacia arriba </text:p>
            <text:p>6.- Capturar la Cantidad de Seguros a abonar </text:p>
            <text:p>7.-Capturar cantidad de Meses a abonar <text:s/></text:p>
            <text:p>8.- Seleccionar F10 Aceptar</text:p>
            <text:p>9.- Preguntara si Desea adquirir un seguro Adicional <text:s/>Si/No ? , aparecera automaticamente la cantidad en pesos que abonara el cte por esos seguros</text:p>
            <text:p>10.- Seleccionar la tecla F2 <text:s text:c="2"/></text:p>
            <text:p>11.-Capturar <text:s/>la Cantidad en Pesos con que Pagara el Cliente <text:s/></text:p>
            <text:p>12.-Seleccionar F10 Aceptar</text:p>
          </table:table-cell>
          <table:table-cell table:style-name="ce122" office:value-type="string">
            <text:p>1.-3, 1 <text:s text:c="2"/></text:p>
            <text:p>2.- <text:s/></text:p>
            <text:p>3.-9782338 <text:s text:c="2"/></text:p>
            <text:p>4.- <text:s/></text:p>
            <text:p>5.-</text:p>
            <text:p>6.- 1 </text:p>
            <text:p>7.- 3 </text:p>
            <text:p>8.-</text:p>
            <text:p>9.-No</text:p>
            <text:p>10.-</text:p>
            <text:p>11.- 120</text:p>
            <text:p>12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de Bancoppel , el abono que esta realizando el <text:s/>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opa campo saldo se le haya restado el abono que cliente dio y el <text:s/>campo minimoapagar se haya modificado <text:s/></text:p>
            <text:p>Validar que en el servidor 10.44.64.194 Db Tienda.#### en la tabla Cacarmov se haya grabado registro Campo Clave=G <text:s/>y Tipomovimiento=1 , Recibo= debe ser el mismo recibo que se haya <text:s/>impreso, Tiposeguro=1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7">
          <table:table-cell/>
          <table:covered-table-cell table:style-name="ce97"/>
          <table:table-cell table:style-name="ce102" office:value-type="string" table:number-columns-spanned="1" table:number-rows-spanned="3">
            <text:p/>
            <text:p>RP-FNC-05-Venta de Seguros</text:p>
          </table:table-cell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09" office:value-type="string">
            <text:p>CP-05-01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Venta a Seguro Club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Seguro Club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Club Protecc ( Moviendose con flecha a la derecha) y que diga AFILIAR AL CLUB</text:p>
            <text:p>5.- Seleccionar flecha hacia arriba </text:p>
            <text:p>6.- Capturar la Cantidad de Seguros </text:p>
            <text:p>7.-Capturar cantidad de Meses </text:p>
            <text:p>8.- Seleccionar F10 Aceptar</text:p>
            <text:p>9.-Pide la huella del cliente </text:p>
            <text:p>10.- Preguntara si padece alguna enfermedad (si / no) ? </text:p>
            <text:p>11.- Preguntara si Desea Adquirir un seguro Club Adicional <text:s/>(Si / No)?</text:p>
            <text:p>12.- automaticamente <text:s/>aparece lo que el cte abonara en pesos por esos meses</text:p>
            <text:p>13.- Seleccionar la tecla F2 <text:s text:c="2"/></text:p>
            <text:p>14.-Capturar <text:s/>la Cantidad en Dinero <text:s/>con que Pagara el Cliente <text:s/></text:p>
            <text:p>15.-Seleccionar F10 Aceptar</text:p>
          </table:table-cell>
          <table:table-cell table:style-name="ce122" office:value-type="string">
            <text:p>1.-3, 1 <text:s text:c="2"/></text:p>
            <text:p>2.- <text:s/></text:p>
            <text:p>3.-39137619 <text:s/></text:p>
            <text:p>4.- <text:s/></text:p>
            <text:p>5.-</text:p>
            <text:p>6.- 2 </text:p>
            <text:p>7.- 2 </text:p>
            <text:p>8.- manda llamar al CP-CA0071</text:p>
            <text:p>9.-</text:p>
            <text:p>10.-No</text:p>
            <text:p>11.-No </text:p>
            <text:p>12.-</text:p>
            <text:p>13.-</text:p>
            <text:p>14.-500</text:p>
            <text:p>15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tenga vigencia el seguro por el tiempo que el cliente este pagado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opa campo saldo se le haya restado el abono que cliente dio y el <text:s/>campo minimoapagar se haya modificado <text:s/></text:p>
            <text:p>Validar que en el servidor 10.44.64.194 Db Tienda.#### en la tabla Cacarmov se haya grabado registro Campo Clave=G <text:s/>y Tipomovimiento=1 , Recibo= debe ser el mismo recibo que se haya <text:s/>impreso, Tiposeguro=1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8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09" office:value-type="string">
            <text:p>CP-05-02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Venta a Seguro Club Adicional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Seguro Club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Club Protecc ( Moviendose con flecha a la derecha) y que diga AFILIAR AL CLUB</text:p>
            <text:p>5.- Seleccionar flecha hacia arriba </text:p>
            <text:p>6.- Capturar la Cantidad de Seguros a abonar </text:p>
            <text:p>7.-Capturar cantidad de Meses a abonar <text:s/></text:p>
            <text:p>8.- Seleccionar F10 Aceptar</text:p>
            <text:p>9.-Pide la huella del cliente </text:p>
            <text:p>10.- Preguntara si padece alguna enfermedad (si / no) ? </text:p>
            <text:p>11.- Preguntara si Desea Adquirir un seguro Club Adicional <text:s/>(Si / No)?</text:p>
            <text:p>12.- automaticamente <text:s/>aparece lo que el cte abonara en pesos por esos meses</text:p>
            <text:p>13.- Seleccionar la tecla F2 <text:s text:c="2"/></text:p>
            <text:p>14.-Capturar <text:s/>la Cantidad en Dinero <text:s/>con que Pagara el Cliente <text:s/></text:p>
            <text:p>15.-Seleccionar F10 Aceptar</text:p>
          </table:table-cell>
          <table:table-cell table:style-name="ce122" office:value-type="string">
            <text:p>1.-3, 1 <text:s text:c="2"/></text:p>
            <text:p>2.- <text:s/></text:p>
            <text:p>3.-9782338 <text:s text:c="2"/></text:p>
            <text:p>4.- <text:s/></text:p>
            <text:p>5.-</text:p>
            <text:p>6.- 1 </text:p>
            <text:p>7.- 3 </text:p>
            <text:p>8.-Al responder que Si ... mandara llamar el CP-CA0071</text:p>
            <text:p>9.-</text:p>
            <text:p>10.-No</text:p>
            <text:p>11.- Al responder Si manda llamar el CP-0149</text:p>
            <text:p>12.-</text:p>
            <text:p>13.-</text:p>
            <text:p>14.-400 </text:p>
            <text:p>15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tenga vigencia el seguro por el tiempo que el cliente este pagado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opa campo saldo se le haya restado el abono que cliente dio y el <text:s/>campo minimoapagar se haya modificado <text:s/></text:p>
            <text:p>Validar que en el servidor 10.44.64.194 Db Tienda.#### en la tabla Cacarmov se haya grabado registro Campo Clave=G <text:s/>y Tipomovimiento=1 , Recibo= debe ser el mismo recibo que se haya <text:s/>impreso, Tiposeguro=1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9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09" office:value-type="string">
            <text:p>CP-05-03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<text:s/>Venta a Seguro Club Adicional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deba a la Cuenta de Seguro Club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Club Protecc ( Moviendose con flecha a la derecha) y que diga AFILIADO AL CLUB</text:p>
            <text:p>5.- Seleccionar flecha hacia arriba </text:p>
            <text:p>6.- Capturar la Cantidad de Seguros a abonar </text:p>
            <text:p>7.-Capturar cantidad de Meses a abonar <text:s/></text:p>
            <text:p>8.- Seleccionar F10 Aceptar</text:p>
            <text:p>9.-Pide la huella del cliente </text:p>
            <text:p>10.- Preguntara si padece alguna enfermedad (si / no) ? </text:p>
            <text:p>11.- Preguntara si Desea Adquirir un seguro Club Adicional <text:s/>(Si / No)?</text:p>
            <text:p>12.- automaticamente <text:s/>aparece lo que el cte abonara en pesos por esos meses</text:p>
            <text:p>13.- Seleccionar la tecla F2 <text:s text:c="2"/></text:p>
            <text:p>14.-Capturar <text:s/>la Cantidad en Dinero <text:s/>con que Pagara el Cliente <text:s/></text:p>
            <text:p>15.-Seleccionar F10 Aceptar</text:p>
          </table:table-cell>
          <table:table-cell table:style-name="ce122" office:value-type="string">
            <text:p>1.-3, 1 <text:s text:c="2"/></text:p>
            <text:p>2.- <text:s/></text:p>
            <text:p>3.-9782338 <text:s text:c="2"/></text:p>
            <text:p>4.- <text:s/></text:p>
            <text:p>5.-</text:p>
            <text:p>6.- 1 </text:p>
            <text:p>7.- 3 </text:p>
            <text:p>8.-</text:p>
            <text:p>9.-</text:p>
            <text:p>10.-No</text:p>
            <text:p>11.- Al responder Si manda llamar el CP-0149</text:p>
            <text:p>12.-</text:p>
            <text:p>13.-</text:p>
            <text:p>14.-400 </text:p>
            <text:p>15.-</text:p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se descuente del saldo el abono del cliente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Validar en que el servidor 10.44.15.23 Db Cartera Tabla Crcropa campo saldo se le haya restado el abono que cliente dio y el <text:s/>campo minimoapagar se haya modificado <text:s/></text:p>
            <text:p>Validar que en el servidor 10.44.64.194 Db Tienda.#### en la tabla Cacarmov se haya grabado registro Campo Clave=G <text:s/>y Tipomovimiento=1 , Recibo= debe ser el mismo recibo que se haya <text:s/>impreso, Tiposeguro=1</text:p>
          </table:table-cell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35">
          <table:table-cell/>
          <table:covered-table-cell table:style-name="ce97"/>
          <table:table-cell table:style-name="ce102" office:value-type="string">
            <text:p/>
            <text:p>RP-FNC-06 <text:s/>Seguros para Auto</text:p>
          </table:table-cell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I</text:p>
          </table:table-cell>
          <table:table-cell table:style-name="ce109" office:value-type="string">
            <text:p>CP-06-01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Que se mande llamar a <text:s/>la Venta de Seguro de Auto</text:p>
          </table:table-cell>
          <table:table-cell table:style-name="ce120" office:value-type="string">
            <text:p>-Tener Acceso al Sistema de Cajas </text:p>
            <text:p>-Contar con Impresora Termica <text:s/>conectada <text:s/></text:p>
            <text:p>-Contar con cliente que No tenga <text:s/>Cuenta de <text:s/>Auto Proteccion </text:p>
            <text:p>-Que la tienda tenga derechos para vender seguro para auto </text:p>
            <text:p>-Cliente sea de la ciudad de Guadalajara (66) y ciudad de Prueba</text:p>
          </table:table-cell>
          <table:table-cell table:style-name="ce122" office:value-type="string">
            <text:p>1.- Entrar al sistema de Tiendas Cajas, <text:s/>Area y Caja <text:s/></text:p>
            <text:p>2.- Seleccionar F1 Recibir Abonos de Clientes <text:s/></text:p>
            <text:p>3.- Captura el numero de <text:s/>Cliente y presionar enter </text:p>
            <text:p>4.- Posicionarse en la columna Auto Protecc ( Moviendose con flecha a la derecha)</text:p>
            <text:p>5.- Seleccionar opcion F1</text:p>
            <text:p>6.- Seleccionar opcion Ctrl_F1 Menu Seguros Coppel </text:p>
            <text:p>7.- Seleccionar opcion F2 Auto Proteccion Coppel</text:p>
            <text:p>8.- Automaticamente aparecera lo que el cte pagara por el seguro </text:p>
            <text:p>9.-Seleccionar tecla F2</text:p>
            <text:p>10.-Capturar <text:s/>la Cantidad en Pesos con que Pagara el Cliente <text:s/></text:p>
            <text:p>11.-Seleccionar F10 Aceptar</text:p>
          </table:table-cell>
          <table:table-cell table:style-name="ce122" office:value-type="string">
            <text:p>1.-3, 1 <text:s text:c="2"/></text:p>
            <text:p>2.- <text:s/></text:p>
            <text:p>3.-2856298</text:p>
            <text:p>4.- <text:s/></text:p>
            <text:p>5.-</text:p>
            <text:p>6.- <text:s/></text:p>
            <text:p>7.- <text:s/></text:p>
            <text:p>8.- mandara llama el CP-CN0099</text:p>
            <text:p>9.-</text:p>
            <text:p>10.-500</text:p>
            <text:p>11.-</text:p>
            <text:p/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Que desde abonos pueda accesar para realizar la Venta de Seguros de Auto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/>
          <table:table-cell table:style-name="ce137" office:value-type="string">
            <text:p>Los clientes los puedes tomar <text:s/>de <text:s/>servidor 10.44.15.23 db Crcliente campo cliente </text:p>
          </table:table-cell>
          <table:table-cell table:style-name="ce141"/>
          <table:table-cell table:number-columns-repeated="999"/>
        </table:table-row>
        <table:table-row table:style-name="ro40">
          <table:table-cell/>
          <table:covered-table-cell table:style-name="ce97"/>
          <table:table-cell table:style-name="ce102" office:value-type="string" table:number-columns-spanned="1" table:number-rows-spanned="2">
            <text:p/>
            <text:p>RP-FNC-07 <text:s/>Validar Datos del Cliente</text:p>
          </table:table-cell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/I</text:p>
          </table:table-cell>
          <table:table-cell table:style-name="ce111" office:value-type="string">
            <text:p>CP-07-01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Faltan datos del cliente</text:p>
          </table:table-cell>
          <table:table-cell table:style-name="ce120" office:value-type="string">
            <text:p>-Tener Acceso al Sistema de Cajas </text:p>
            <text:p>-Cliente en la db cartera tabla crcliente campo situacionespecial=' <text:s/>' and campo casapref=' <text:s/>' <text:s/></text:p>
            <text:p>-Que sea solo Cliente Coppel </text:p>
          </table:table-cell>
          <table:table-cell table:style-name="ce122" office:value-type="string">
            <text:p>1.- Entrar al sistema de Tiendas Cajas, <text:s/>Area y Caja <text:s/></text:p>
            <text:p><text:span text:style-name="T9">2.- Seleccionar F1 </text:span><text:span text:style-name="T9">Recibir Abonos de </text:span><text:span text:style-name="T9">Clientes <text:s/></text:span></text:p>
            <text:p>3.- Captura el numero de <text:s/>Cliente y presionar enter </text:p>
            <text:p>4.- Posicionarse en la columna de Ropa </text:p>
            <text:p>5.- Capturar el pago del abono </text:p>
            <text:p>6.- Posicionarse en la columna de Muebles </text:p>
            <text:p>7.- Capturar el pago del abono </text:p>
            <text:p>8.- Posicionarse en la columna de Prestamos </text:p>
            <text:p>9.- Capturar el pago del abono </text:p>
            <text:p>10.- Posicionarse en la columna de Tiempoaire</text:p>
            <text:p>11.- Capturar el pago del abono </text:p>
            <text:p>12- Posicionarse en la columna de Revolvente</text:p>
            <text:p>13.- Capturar el pago del abono </text:p>
            <text:p>14.- Posicionarse en la columna de Bancoppel <text:s/></text:p>
            <text:p>15.- Capturar el pago del abono </text:p>
            <text:p>16.-Seleccionar la tecla F2 <text:s text:c="2"/>para avanzar </text:p>
            <text:p>17.-Seleccionar la forma de pago del cliente</text:p>
            <text:p>18.-Capturar <text:s/>la Cantidad en efectivo a pagar</text:p>
            <text:p>19.-Seleccionar F10 Aceptar</text:p>
            <text:p/>
            <text:p/>
          </table:table-cell>
          <table:table-cell table:style-name="ce122" office:value-type="string">
            <text:p>1.-3, 1 <text:s text:c="2"/></text:p>
            <text:p>2.- <text:s/></text:p>
            <text:p>3.-2856298</text:p>
            <text:p>4.- <text:s/></text:p>
            <text:p>5.-100</text:p>
            <text:p>6.- <text:s/></text:p>
            <text:p>7.- 200 </text:p>
            <text:p>8.- </text:p>
            <text:p>9.-50</text:p>
            <text:p>10.-</text:p>
            <text:p>11.-250</text:p>
            <text:p>12.-</text:p>
            <text:p>13.-150</text:p>
            <text:p>14.-</text:p>
            <text:p>15.-500</text:p>
            <text:p>16.-</text:p>
            <text:p>17.- </text:p>
            <text:p>18.-1300</text:p>
            <text:p>19.-mandar llamar al CP-GN0015 </text:p>
            <text:p/>
            <text:p/>
          </table:table-cell>
          <table:table-cell table:style-name="ce115" table:number-columns-repeated="2"/>
          <table:table-cell table:style-name="ce96" office:value-type="string">
            <text:p>X</text:p>
          </table:table-cell>
          <table:table-cell table:style-name="ce96"/>
          <table:table-cell table:style-name="ce96" office:value-type="string">
            <text:p>Grabe el los abonos <text:s/>del cliente correctamente y Mande llamar el CP-GN0015 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Cliente se toma de la Db cartera tabla crcliente campo cliente </text:p>
            <text:p><text:s/>Select cliente <text:s/>* from crcliente where situacionespecial=' ' and casapref=' ' <text:s/>LIMIT 100</text:p>
          </table:table-cell>
          <table:table-cell table:style-name="ce137" office:value-type="string">
            <text:p><text:s/></text:p>
          </table:table-cell>
          <table:table-cell table:style-name="ce141"/>
          <table:table-cell table:number-columns-repeated="999"/>
        </table:table-row>
        <table:table-row table:style-name="ro41">
          <table:table-cell/>
          <table:covered-table-cell table:style-name="ce97"/>
          <table:covered-table-cell table:style-name="ce102"/>
          <table:table-cell table:style-name="ce96" table:content-validation-name="val1" office:value-type="string">
            <text:p>1. Alta.</text:p>
          </table:table-cell>
          <table:table-cell table:style-name="ce105" office:value-type="string">
            <text:p>N/I</text:p>
          </table:table-cell>
          <table:table-cell table:style-name="ce112" office:value-type="string">
            <text:p>CP-07-02</text:p>
          </table:table-cell>
          <table:table-cell table:style-name="ce115" office:value-type="string">
            <text:p>Captura de Abonos</text:p>
          </table:table-cell>
          <table:table-cell table:style-name="ce117" office:value-type="string">
            <text:p>No Faltan datos del cliente</text:p>
          </table:table-cell>
          <table:table-cell table:style-name="ce120" office:value-type="string">
            <text:p>-Tener Acceso al Sistema de Cajas </text:p>
            <text:p>-Cliente en la db cartera tabla crcliente y campo casapref='P,F,G,R' <text:s/></text:p>
            <text:p>-Que sea solo Cliente Coppel </text:p>
          </table:table-cell>
          <table:table-cell table:style-name="ce122" office:value-type="string">
            <text:p>1.- Entrar al sistema de Tiendas Cajas, <text:s/>Area y Caja <text:s/></text:p>
            <text:p><text:span text:style-name="T9">2.- Seleccionar F1 </text:span><text:span text:style-name="T9">Recibir Abonos de </text:span><text:span text:style-name="T9">Clientes <text:s/></text:span></text:p>
            <text:p>3.- Captura el numero de <text:s/>Cliente y presionar enter </text:p>
            <text:p>4.- Posicionarse en la columna de Ropa </text:p>
            <text:p>5.- Capturar el pago del abono </text:p>
            <text:p>6.- Posicionarse en la columna de Muebles </text:p>
            <text:p>7.- Capturar el pago del abono </text:p>
            <text:p>8.- Posicionarse en la columna de Prestamos </text:p>
            <text:p>9.- Capturar el pago del abono </text:p>
            <text:p>10.- Posicionarse en la columna de Tiempoaire</text:p>
            <text:p>11.- Capturar el pago del abono </text:p>
            <text:p>12- Posicionarse en la columna de Revolvente</text:p>
            <text:p>13.- Capturar el pago del abono </text:p>
            <text:p>14.- Posicionarse en la columna de Bancoppel <text:s/></text:p>
            <text:p>15.- Capturar el pago del abono </text:p>
            <text:p>16.-Seleccionar la tecla F2 <text:s text:c="2"/>para avanzar </text:p>
            <text:p>17.-Seleccionar la <text:s/>forma del pago del cliente</text:p>
            <text:p>18.-Capturar <text:s/>la Cantidad en efectivo a pagar</text:p>
            <text:p>19.-Seleccionar F10 Aceptar</text:p>
            <text:p/>
            <text:p/>
          </table:table-cell>
          <table:table-cell table:style-name="ce122" office:value-type="string">
            <text:p>1.-3, 1 <text:s text:c="2"/></text:p>
            <text:p>2.- <text:s/></text:p>
            <text:p>3.-2856298</text:p>
            <text:p>4.- <text:s/></text:p>
            <text:p>5.-150</text:p>
            <text:p>6.- <text:s/></text:p>
            <text:p>7.- 300</text:p>
            <text:p>8.- </text:p>
            <text:p>9.-250</text:p>
            <text:p>10.-</text:p>
            <text:p>11.-100</text:p>
            <text:p>12.-</text:p>
            <text:p>13.-200</text:p>
            <text:p>14.-</text:p>
            <text:p>15.-900</text:p>
            <text:p>16.-</text:p>
            <text:p>17.- </text:p>
            <text:p>18.-2000</text:p>
            <text:p>19.-</text:p>
            <text:p/>
            <text:p/>
          </table:table-cell>
          <table:table-cell table:style-name="ce115" table:number-columns-repeated="2"/>
          <table:table-cell table:style-name="ce96" table:number-columns-repeated="2"/>
          <table:table-cell table:style-name="ce96" office:value-type="string">
            <text:p>Grabe los Abonos del cliente Correctamente</text:p>
          </table:table-cell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96" table:content-validation-name="val2"/>
          <table:table-cell table:style-name="ce96"/>
          <table:table-cell table:style-name="ce132" office:value-type="string">
            <text:p>Cliente se toma de la Db cartera tabla crcliente campo cliente </text:p>
            <text:p><text:s/>Select cliente <text:s/>* from crcliente where <text:s/>casapref in ('P','R,'F','G') LIMIT 100</text:p>
          </table:table-cell>
          <table:table-cell table:style-name="ce137" office:value-type="string">
            <text:p><text:s/></text:p>
          </table:table-cell>
          <table:table-cell table:style-name="ce141"/>
          <table:table-cell table:number-columns-repeated="99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riz_de_Pruebas" table:style-name="ta2">
        <table:table-column table:style-name="co39" table:default-cell-style-name="ce145"/>
        <table:table-column table:style-name="co44" table:default-cell-style-name="ce145"/>
        <table:table-column table:style-name="co45" table:default-cell-style-name="ce145"/>
        <table:table-column table:style-name="co46" table:default-cell-style-name="ce145"/>
        <table:table-column table:style-name="co47" table:default-cell-style-name="ce145"/>
        <table:table-column table:style-name="co48" table:default-cell-style-name="ce145"/>
        <table:table-column table:style-name="co49" table:default-cell-style-name="ce145"/>
        <table:table-column table:style-name="co47" table:default-cell-style-name="ce145"/>
        <table:table-column table:style-name="co52" table:default-cell-style-name="ce145"/>
        <table:table-column table:style-name="co49" table:default-cell-style-name="ce145"/>
        <table:table-column table:style-name="co53" table:default-cell-style-name="ce145"/>
        <table:table-column table:style-name="co54" table:default-cell-style-name="ce145"/>
        <table:table-column table:style-name="co55" table:default-cell-style-name="ce145"/>
        <table:table-column table:style-name="co53" table:number-columns-repeated="12" table:default-cell-style-name="ce145"/>
        <table:table-column table:style-name="co38" table:number-columns-repeated="236" table:default-cell-style-name="ce145"/>
        <table:table-column table:style-name="co38" table:number-columns-repeated="763" table:default-cell-style-name="Default"/>
        <table:table-row table:style-name="ro42">
          <table:table-cell/>
          <table:table-cell table:style-name="ce147"/>
          <table:table-cell table:style-name="ce165" table:number-columns-repeated="3"/>
          <table:table-cell table:number-columns-repeated="1019"/>
        </table:table-row>
        <table:table-row table:style-name="ro12">
          <table:table-cell table:style-name="ce146"/>
          <table:table-cell table:style-name="ce148"/>
          <table:table-cell table:style-name="ce166" table:number-columns-repeated="2"/>
          <table:table-cell table:style-name="ce205" table:number-columns-repeated="6"/>
          <table:table-cell table:style-name="ce209" table:number-columns-repeated="2"/>
          <table:table-cell table:style-name="ce148" table:number-columns-repeated="14"/>
          <table:table-cell table:style-name="ce146" table:number-columns-repeated="998"/>
        </table:table-row>
        <table:table-row table:style-name="ro12">
          <table:table-cell office:value-type="string">
            <text:p><text:s/></text:p>
          </table:table-cell>
          <table:table-cell table:style-name="ce149"/>
          <table:table-cell table:style-name="ce167" table:number-columns-repeated="8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3">
          <table:table-cell/>
          <table:table-cell table:style-name="ce150" office:value-type="string">
            <text:p>MP-Alta de clientes</text:p>
          </table:table-cell>
          <table:table-cell table:style-name="ce168"/>
          <table:table-cell table:style-name="ce201"/>
          <table:table-cell table:style-name="ce206"/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3">
          <table:table-cell/>
          <table:table-cell table:style-name="ce150"/>
          <table:table-cell table:style-name="ce168"/>
          <table:table-cell table:style-name="ce201"/>
          <table:table-cell table:style-name="ce206"/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1" office:value-type="string">
            <text:p>Estatus</text:p>
          </table:table-cell>
          <table:table-cell table:style-name="ce151" office:value-type="string">
            <text:p>Ciclo 1</text:p>
          </table:table-cell>
          <table:table-cell table:style-name="ce151" office:value-type="string">
            <text:p>Ciclo 2</text:p>
          </table:table-cell>
          <table:table-cell table:style-name="ce151" office:value-type="string">
            <text:p>Ciclo 3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2" office:value-type="string">
            <text:p>Sin Error (OK)</text:p>
          </table:table-cell>
          <table:table-cell table:style-name="ce169" table:formula="of:=COUNTIF([$Matriz_de_Pruebas.C21:.J21];&quot;OK&quot;)" office:value-type="float" office:value="0">
            <text:p>0</text:p>
          </table:table-cell>
          <table:table-cell table:style-name="ce170" table:formula="of:=COUNTIF([$Matriz_de_Pruebas.C23:.J23];&quot;OK&quot;)" office:value-type="float" office:value="0">
            <text:p>0</text:p>
          </table:table-cell>
          <table:table-cell table:style-name="ce170" table:formula="of:=COUNTIF([$Matriz_de_Pruebas.C25:.J25];&quot;OK&quot;)" office:value-type="float" office:value="0">
            <text:p>0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2" office:value-type="string">
            <text:p>Probado Con Error (Error)</text:p>
          </table:table-cell>
          <table:table-cell table:style-name="ce169" table:formula="of:=COUNTIF([$Matriz_de_Pruebas.C21:.J21];&quot;Error&quot;)" office:value-type="float" office:value="0">
            <text:p>0</text:p>
          </table:table-cell>
          <table:table-cell table:style-name="ce170" table:formula="of:=COUNTIF([$Matriz_de_Pruebas.C23:.J23];&quot;Error&quot;)" office:value-type="float" office:value="0">
            <text:p>0</text:p>
          </table:table-cell>
          <table:table-cell table:style-name="ce170" table:formula="of:=COUNTIF([$Matriz_de_Pruebas.C25:.J25];&quot;Error&quot;)" office:value-type="float" office:value="0">
            <text:p>0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2" office:value-type="string">
            <text:p>No Probado (NP)</text:p>
          </table:table-cell>
          <table:table-cell table:style-name="ce170" table:formula="of:=COUNTIF([$Matriz_de_Pruebas.C21:.J21];&quot;NP&quot;)" office:value-type="float" office:value="0">
            <text:p>0</text:p>
          </table:table-cell>
          <table:table-cell table:style-name="ce170" table:formula="of:=COUNTIF([$Matriz_de_Pruebas.C23:.J23];&quot;NP&quot;)" office:value-type="float" office:value="0">
            <text:p>0</text:p>
          </table:table-cell>
          <table:table-cell table:style-name="ce170" table:formula="of:=COUNTIF([$Matriz_de_Pruebas.C25:.J25];&quot;NP&quot;)" office:value-type="float" office:value="0">
            <text:p>0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2" office:value-type="string">
            <text:p>No Aplica (NA)</text:p>
          </table:table-cell>
          <table:table-cell table:style-name="ce169" table:formula="of:=COUNTIF([$Matriz_de_Pruebas.C21:.J21];&quot;NA&quot;)" office:value-type="float" office:value="0">
            <text:p>0</text:p>
          </table:table-cell>
          <table:table-cell table:style-name="ce170" table:formula="of:=COUNTIF([$Matriz_de_Pruebas.C23:.J23];&quot;NA&quot;)" office:value-type="float" office:value="0">
            <text:p>0</text:p>
          </table:table-cell>
          <table:table-cell table:style-name="ce170" table:formula="of:=COUNTIF([$Matriz_de_Pruebas.C25:.J25];&quot;NA&quot;)" office:value-type="float" office:value="0">
            <text:p>0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3" office:value-type="string">
            <text:p>Total:</text:p>
          </table:table-cell>
          <table:table-cell table:style-name="ce171" table:formula="of:=SUM([.C7:.C10])" office:value-type="float" office:value="0">
            <text:p>0</text:p>
          </table:table-cell>
          <table:table-cell table:style-name="ce171" table:formula="of:=SUM([.D7:.D10])" office:value-type="float" office:value="0">
            <text:p>0</text:p>
          </table:table-cell>
          <table:table-cell table:style-name="ce171" table:formula="of:=SUM([.E7:.E10])" office:value-type="float" office:value="0">
            <text:p>0</text:p>
          </table:table-cell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3">
          <table:table-cell/>
          <table:table-cell table:style-name="ce150"/>
          <table:table-cell table:style-name="ce168"/>
          <table:table-cell table:style-name="ce201"/>
          <table:table-cell table:style-name="ce206"/>
          <table:table-cell table:style-name="ce208" table:number-columns-repeated="5"/>
          <table:table-cell table:style-name="ce210" table:number-columns-repeated="16"/>
          <table:table-cell table:style-name="ce218" table:number-columns-repeated="12"/>
          <table:table-cell table:number-columns-repeated="986"/>
        </table:table-row>
        <table:table-row table:style-name="ro13">
          <table:table-cell/>
          <table:table-cell table:style-name="ce154" office:value-type="string" table:number-columns-spanned="6" table:number-rows-spanned="1">
            <text:p>MP-22766</text:p>
          </table:table-cell>
          <table:covered-table-cell table:style-name="ce168"/>
          <table:covered-table-cell table:style-name="ce201"/>
          <table:covered-table-cell table:style-name="ce206"/>
          <table:covered-table-cell table:number-columns-repeated="2" table:style-name="ce208"/>
          <table:table-cell table:style-name="ce164" table:number-columns-repeated="6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55" office:value-type="string" table:number-columns-spanned="1" table:number-rows-spanned="2">
            <text:p>Variantes</text:p>
          </table:table-cell>
          <table:table-cell table:style-name="ce155" office:value-type="string" table:number-columns-spanned="4" table:number-rows-spanned="1">
            <text:p>CP 01-01</text:p>
          </table:table-cell>
          <table:covered-table-cell table:number-columns-repeated="3" table:style-name="ce155"/>
          <table:table-cell table:style-name="ce155" table:number-columns-repeated="3"/>
          <table:table-cell table:style-name="ce164" table:number-columns-repeated="4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covered-table-cell table:style-name="ce155"/>
          <table:table-cell table:style-name="ce172" office:value-type="string">
            <text:p>Valor 1</text:p>
          </table:table-cell>
          <table:table-cell table:style-name="ce202" office:value-type="string">
            <text:p>Valor 2</text:p>
          </table:table-cell>
          <table:table-cell table:style-name="ce202" office:value-type="string">
            <text:p>Valor 3</text:p>
          </table:table-cell>
          <table:table-cell table:style-name="ce202" office:value-type="string">
            <text:p>Valor 4</text:p>
          </table:table-cell>
          <table:table-cell table:style-name="ce202" office:value-type="string">
            <text:p>Valor 5</text:p>
          </table:table-cell>
          <table:table-cell table:style-name="ce202" office:value-type="string">
            <text:p>Valor 6</text:p>
          </table:table-cell>
          <table:table-cell table:style-name="ce202" office:value-type="string">
            <text:p>Valor 7</text:p>
          </table:table-cell>
          <table:table-cell table:style-name="ce164" table:number-columns-repeated="4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table-cell table:style-name="ce156" table:content-validation-name="val3" office:value-type="string">
            <text:p>Cte/Tarjeta</text:p>
          </table:table-cell>
          <table:table-cell table:style-name="ce173" office:value-type="float" office:value="9581995" table:number-columns-spanned="5" table:number-rows-spanned="1">
            <text:p>9581995</text:p>
          </table:table-cell>
          <table:covered-table-cell table:number-columns-repeated="4" table:style-name="ce203"/>
          <table:table-cell table:number-columns-repeated="2" table:style-name="ce173" office:value-type="float" office:value="9546995">
            <text:p>9546995</text:p>
          </table:table-cell>
          <table:table-cell table:style-name="ce164" table:number-columns-repeated="4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table-cell table:style-name="ce157" office:value-type="string">
            <text:p>Nro. Dias Transcurridos</text:p>
          </table:table-cell>
          <table:table-cell table:style-name="ce173" office:value-type="float" office:value="13">
            <text:p>13</text:p>
          </table:table-cell>
          <table:table-cell table:style-name="ce173" office:value-type="float" office:value="52">
            <text:p>52</text:p>
          </table:table-cell>
          <table:table-cell table:style-name="ce173" office:value-type="float" office:value="63">
            <text:p>63</text:p>
          </table:table-cell>
          <table:table-cell table:style-name="ce173" office:value-type="float" office:value="122">
            <text:p>122</text:p>
          </table:table-cell>
          <table:table-cell table:style-name="ce173" office:value-type="float" office:value="365">
            <text:p>365</text:p>
          </table:table-cell>
          <table:table-cell table:style-name="ce173" office:value-type="float" office:value="13">
            <text:p>13</text:p>
          </table:table-cell>
          <table:table-cell table:style-name="ce173" office:value-type="float" office:value="365">
            <text:p>365</text:p>
          </table:table-cell>
          <table:table-cell table:style-name="ce164" table:number-columns-repeated="4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table-cell table:style-name="ce157" office:value-type="string">
            <text:p>bonificacion</text:p>
          </table:table-cell>
          <table:table-cell table:style-name="ce173" office:value-type="float" office:value="3119">
            <text:p>3119</text:p>
          </table:table-cell>
          <table:table-cell table:style-name="ce173" office:value-type="float" office:value="2471">
            <text:p>2471</text:p>
          </table:table-cell>
          <table:table-cell table:style-name="ce173" office:value-type="float" office:value="2301">
            <text:p>2301</text:p>
          </table:table-cell>
          <table:table-cell table:style-name="ce173" office:value-type="float" office:value="1491">
            <text:p>1491</text:p>
          </table:table-cell>
          <table:table-cell table:style-name="ce173" office:value-type="float" office:value="0">
            <text:p>0</text:p>
          </table:table-cell>
          <table:table-cell table:style-name="ce173" office:value-type="float" office:value="4679">
            <text:p>4679</text:p>
          </table:table-cell>
          <table:table-cell table:style-name="ce173" office:value-type="float" office:value="0">
            <text:p>0</text:p>
          </table:table-cell>
          <table:table-cell table:style-name="ce164" table:number-columns-repeated="4"/>
          <table:table-cell table:style-name="ce210" table:number-columns-repeated="13"/>
          <table:table-cell table:style-name="ce218" table:number-columns-repeated="12"/>
          <table:table-cell table:number-columns-repeated="986"/>
        </table:table-row>
        <table:table-row table:style-name="ro7">
          <table:table-cell/>
          <table:table-cell table:style-name="ce158" office:value-type="string">
            <text:p>Resultado Esperado</text:p>
          </table:table-cell>
          <table:table-cell table:style-name="ce96" office:value-type="string" table:number-columns-spanned="7" table:number-rows-spanned="1">
            <text:p>Se calcule la bonificacion correcta y se muestre en pantalla</text:p>
          </table:table-cell>
          <table:covered-table-cell table:number-columns-repeated="6" table:style-name="Default"/>
          <table:table-cell table:style-name="ce164" table:number-columns-repeated="4"/>
          <table:table-cell table:style-name="ce212" table:number-columns-repeated="12"/>
          <table:table-cell table:style-name="ce149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table-cell table:style-name="ce158" office:value-type="string">
            <text:p>Resultado Obtenido</text:p>
          </table:table-cell>
          <table:table-cell table:style-name="ce174" table:number-columns-repeated="3"/>
          <table:table-cell table:style-name="ce203" table:number-columns-repeated="2"/>
          <table:table-cell table:style-name="ce174" table:number-columns-repeated="2"/>
          <table:table-cell table:style-name="ce164" table:number-columns-repeated="4"/>
          <table:table-cell table:style-name="ce212" table:number-columns-repeated="12"/>
          <table:table-cell table:style-name="ce149"/>
          <table:table-cell table:style-name="ce218" table:number-columns-repeated="12"/>
          <table:table-cell table:number-columns-repeated="986"/>
        </table:table-row>
        <table:table-row table:style-name="ro43">
          <table:table-cell/>
          <table:table-cell table:style-name="ce159" office:value-type="string">
            <text:p>Estatus Ciclo 1</text:p>
          </table:table-cell>
          <table:table-cell table:style-name="ce193" table:content-validation-name="val4" table:number-columns-repeated="7"/>
          <table:table-cell table:style-name="ce164" table:number-columns-repeated="4"/>
          <table:table-cell table:style-name="ce213" table:number-columns-repeated="12"/>
          <table:table-cell table:style-name="ce2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60" office:value-type="string">
            <text:p>ID Mantis</text:p>
          </table:table-cell>
          <table:table-cell table:style-name="ce194" table:number-columns-repeated="2"/>
          <table:table-cell table:style-name="ce207"/>
          <table:table-cell table:style-name="ce194"/>
          <table:table-cell table:style-name="ce207" table:number-columns-repeated="3"/>
          <table:table-cell table:style-name="ce164" table:number-columns-repeated="4"/>
          <table:table-cell table:style-name="ce214" table:number-columns-repeated="12"/>
          <table:table-cell table:style-name="ce2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61" office:value-type="string">
            <text:p>Estatus Ciclo 2</text:p>
          </table:table-cell>
          <table:table-cell table:style-name="ce195" table:content-validation-name="val5" table:number-columns-repeated="7"/>
          <table:table-cell table:style-name="ce164" table:number-columns-repeated="4"/>
          <table:table-cell table:style-name="ce214" table:number-columns-repeated="12"/>
          <table:table-cell table:style-name="ce2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61" office:value-type="string">
            <text:p>ID Mantis</text:p>
          </table:table-cell>
          <table:table-cell table:style-name="ce196"/>
          <table:table-cell table:style-name="ce204"/>
          <table:table-cell table:style-name="ce196" table:number-columns-repeated="5"/>
          <table:table-cell table:style-name="ce164" table:number-columns-repeated="4"/>
          <table:table-cell table:style-name="ce214" table:number-columns-repeated="12"/>
          <table:table-cell table:style-name="ce2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62" office:value-type="string">
            <text:p>Estatus Ciclo 3</text:p>
          </table:table-cell>
          <table:table-cell table:style-name="ce197" table:content-validation-name="val6" table:number-columns-repeated="7"/>
          <table:table-cell table:style-name="ce164" table:number-columns-repeated="4"/>
          <table:table-cell table:style-name="ce214" table:number-columns-repeated="12"/>
          <table:table-cell table:style-name="ce216"/>
          <table:table-cell table:style-name="ce218" table:number-columns-repeated="12"/>
          <table:table-cell table:number-columns-repeated="986"/>
        </table:table-row>
        <table:table-row table:style-name="ro12">
          <table:table-cell/>
          <table:table-cell table:style-name="ce162" office:value-type="string">
            <text:p>ID Mantis</text:p>
          </table:table-cell>
          <table:table-cell table:style-name="ce198" table:number-columns-repeated="7"/>
          <table:table-cell table:style-name="ce164" table:number-columns-repeated="4"/>
          <table:table-cell table:style-name="ce215" table:number-columns-repeated="12"/>
          <table:table-cell table:style-name="ce217"/>
          <table:table-cell table:number-columns-repeated="998"/>
        </table:table-row>
        <table:table-row table:style-name="ro12">
          <table:table-cell/>
          <table:table-cell table:style-name="ce163"/>
          <table:table-cell table:style-name="ce199" table:number-columns-repeated="5"/>
          <table:table-cell table:style-name="ce174" table:number-columns-repeated="2"/>
          <table:table-cell table:style-name="ce164" table:number-columns-repeated="4"/>
          <table:table-cell table:style-name="ce211" table:number-columns-repeated="12"/>
          <table:table-cell table:number-columns-repeated="999"/>
        </table:table-row>
        <table:table-row table:style-name="ro12">
          <table:table-cell/>
          <table:table-cell table:style-name="ce164" table:number-columns-repeated="12"/>
          <table:table-cell table:style-name="ce211" table:number-columns-repeated="12"/>
          <table:table-cell table:number-columns-repeated="999"/>
        </table:table-row>
        <table:table-row table:style-name="ro12" table:number-rows-repeated="2">
          <table:table-cell table:number-columns-repeated="2"/>
          <table:table-cell table:style-name="ce200" table:number-columns-repeated="5"/>
          <table:table-cell table:style-name="ce164" table:number-columns-repeated="6"/>
          <table:table-cell table:style-name="ce211" table:number-columns-repeated="12"/>
          <table:table-cell table:number-columns-repeated="999"/>
        </table:table-row>
        <table:table-row table:style-name="ro12" table:number-rows-repeated="119">
          <table:table-cell table:number-columns-repeated="2"/>
          <table:table-cell table:style-name="ce200" table:number-columns-repeated="8"/>
          <table:table-cell table:style-name="ce211" table:number-columns-repeated="15"/>
          <table:table-cell table:number-columns-repeated="999"/>
        </table:table-row>
        <table:table-row table:style-name="ro12">
          <table:table-cell table:number-columns-repeated="10"/>
          <table:table-cell table:style-name="ce211" table:number-columns-repeated="15"/>
          <table:table-cell table:number-columns-repeated="999"/>
        </table:table-row>
        <table:table-row table:style-name="ro12" table:number-rows-repeated="104842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Guía_de_Uso" table:style-name="ta4">
        <office:forms form:automatic-focus="false" form:apply-design-mode="false"/>
        <table:table-column table:style-name="co39" table:default-cell-style-name="ce175"/>
        <table:table-column table:style-name="co50" table:default-cell-style-name="ce175"/>
        <table:table-column table:style-name="co51" table:default-cell-style-name="ce175"/>
        <table:table-column table:style-name="co38" table:number-columns-repeated="1021" table:default-cell-style-name="ce175"/>
        <table:table-row table:style-name="ro1">
          <table:table-cell table:number-columns-repeated="1024"/>
        </table:table-row>
        <table:table-row table:style-name="ro6">
          <table:table-cell/>
          <table:table-cell table:style-name="ce176" office:value-type="string" table:number-columns-spanned="2" table:number-rows-spanned="1">
            <text:p>Guía del formato</text:p>
          </table:table-cell>
          <table:covered-table-cell table:style-name="ce177"/>
          <table:table-cell table:number-columns-repeated="1021"/>
        </table:table-row>
        <table:table-row table:style-name="ro1">
          <table:table-cell/>
          <table:table-cell table:style-name="ce177" table:number-columns-repeated="2"/>
          <table:table-cell table:number-columns-repeated="1021"/>
        </table:table-row>
        <table:table-row table:style-name="ro7">
          <table:table-cell/>
          <table:table-cell table:style-name="ce178" office:value-type="string">
            <text:p>Concepto</text:p>
          </table:table-cell>
          <table:table-cell table:style-name="ce178" office:value-type="string">
            <text:p>Descripción</text:p>
          </table:table-cell>
          <table:table-cell table:style-name="ce192"/>
          <table:table-cell table:number-columns-repeated="1020"/>
        </table:table-row>
        <table:table-row table:style-name="ro20">
          <table:table-cell/>
          <table:table-cell table:style-name="ce179" office:value-type="string">
            <text:p>Requerimiento del cliente o Contrato</text:p>
          </table:table-cell>
          <table:table-cell table:style-name="ce183" office:value-type="string">
            <text:p>Se especifica el nombre del requerimiento del cliente, ya sea un RQM de Banco, una Sa, un Correo del cliente, Caso del foro o bien el Contrato que genera el analista de requerimientos Coppel.</text:p>
          </table:table-cell>
          <table:table-cell table:style-name="ce192"/>
          <table:table-cell table:number-columns-repeated="1020"/>
        </table:table-row>
        <table:table-row table:style-name="ro21">
          <table:table-cell/>
          <table:table-cell table:style-name="ce179" office:value-type="string">
            <text:p>Requerimiento de pruebas</text:p>
          </table:table-cell>
          <table:table-cell table:style-name="ce184" office:value-type="string">
            <text:p>Identificador del requerimiento de prueba al que corresponden los requerimientos de prueba. Es lo que el cliente esta solicitando como funcionalidad y que es requerida probarse.</text:p>
            <text:p>Nombrado de Requerimiento de Prueba: </text:p>
            <text:p/>
            <text:p><text:span text:style-name="T2">RP-TipoFuncionalidad-ID-</text:span><text:span text:style-name="T2">Funcionalidadaprobar.</text:span></text:p>
            <text:p/>
            <text:p>RP-FNC-01-SolicitudDeCredito</text:p>
            <text:p/>
            <text:p>Tipos de Funcionalidad de Pruebas:</text:p>
            <text:p/>
            <text:p><text:span text:style-name="T2">FNC</text:span>:<text:span text:style-name="T3">Funcional</text:span>(Se refiere a la funcionalidad que se esta solicitando y que se requiere tenga el sistema).</text:p>
            <text:p/>
            <text:p><text:span text:style-name="T2">L&amp;F</text:span>: <text:span text:style-name="T3">Look&amp;Feel </text:span>(Se refiere a lo que se probara a nivel de interfaz como tamaño de letra, color de fondo, alineaciones..., segun lo solicite el cliente en su requerimiento o contrato, aun si no lo solicita se debe revisar que el diseño tenga el visto bueno del usuario para evitar regresiones o cambios posteriores solo por este motivo).</text:p>
            <text:p/>
            <text:p><text:span text:style-name="T2">NAV</text:span>:<text:span text:style-name="T3"> Navegación</text:span>(Se refiere el como el usuario se desplaza entre los distintos controles del sistema, que debe de estar de acuerdo a lo que se revisara y es solicitado por el cliente, aun si no lo solicita se debe de revisar cual es el orden correcto de desplazamiento y revisar bajo esa base).</text:p>
            <text:p/>
            <text:p><text:span text:style-name="T2">RNF</text:span>: <text:span text:style-name="T3">No funcional </text:span>(Se refiere a una característica ya sea del sistema, del proyecto o del servicio de soporte, que nos es requerida junto con la especificación del sistema, no se satisface añadiendo código, sino cumpliendo con esta como si de una restricción se tratara).</text:p>
            <text:p><text:span text:style-name="T2"/></text:p>
            <text:p><text:span text:style-name="T2">Nota: </text:span>Para Coppel los tipos de funcionalidad que aplicaran es FNC y RNF de acuerdo al contrato correspondiente.</text:p>
          </table:table-cell>
          <table:table-cell table:style-name="ce192"/>
          <table:table-cell table:number-columns-repeated="1020"/>
        </table:table-row>
        <table:table-row table:style-name="ro22">
          <table:table-cell/>
          <table:table-cell table:style-name="ce179" office:value-type="string">
            <text:p>Complejidad de la Prueba</text:p>
          </table:table-cell>
          <table:table-cell table:style-name="ce185" office:value-type="string">
            <text:p>Se determina si la complejidad para poder probar el requerimiento de pruebas es Alto o Bajo:</text:p>
            <text:p><text:span text:style-name="T4"/></text:p>
            <text:p><text:span text:style-name="T4">1. Criterios para Considerarlo </text:span><text:span text:style-name="T4">Alto:</text:span></text:p>
            <text:p><text:span text:style-name="T5"/></text:p>
            <text:p><text:span text:style-name="T5">**Las pruebas tienen </text:span><text:span text:style-name="T5">complejidad técnica. [e.g. </text:span><text:span text:style-name="T5">verificar tiempos de respuesta, </text:span><text:span text:style-name="T5">concurrencia].</text:span></text:p>
            <text:p><text:span text:style-name="T5">**Es difícil de probar.</text:span></text:p>
            <text:p><text:span text:style-name="T5">**Hay que invertir mucho </text:span><text:span text:style-name="T5">tiempo para ejecutar la prueba.</text:span></text:p>
            <text:p><text:span text:style-name="T5">**Es un requerimiento que </text:span><text:span text:style-name="T5">cambia constantemente.</text:span></text:p>
            <text:p><text:span text:style-name="T5"/></text:p>
            <text:p><text:span text:style-name="T4">2. Criterios para Considerarlo </text:span><text:span text:style-name="T4">Bajo:</text:span></text:p>
            <text:p><text:span text:style-name="T5"/></text:p>
            <text:p><text:span text:style-name="T5">**No ofrece dificultad para </text:span><text:span text:style-name="T5">probar.</text:span>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Regla de Negocio</text:p>
          </table:table-cell>
          <table:table-cell table:style-name="ce183" office:value-type="string">
            <text:p>Se especifica la regla de Negocio con la que cumple el requerimiento de pruebas.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Interfaz a probar</text:p>
          </table:table-cell>
          <table:table-cell table:style-name="ce186" office:value-type="string">
            <text:p>Nombre de la interfaz a la cual se hace referencia ese caso de prueba.</text:p>
          </table:table-cell>
          <table:table-cell table:style-name="ce192"/>
          <table:table-cell table:number-columns-repeated="1020"/>
        </table:table-row>
        <table:table-row table:style-name="ro23">
          <table:table-cell/>
          <table:table-cell table:style-name="ce179" office:value-type="string">
            <text:p>Condición a ser Probada, Pregunta o Descripción corta</text:p>
          </table:table-cell>
          <table:table-cell table:style-name="ce186" office:value-type="string">
            <text:p>Describir la funcionalidad especifica que será probada.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Precondición</text:p>
          </table:table-cell>
          <table:table-cell table:style-name="ce187" office:value-type="string">
            <text:p>Se debe describir los prerrequisitos necesarios para probar el caso de prueba.</text:p>
          </table:table-cell>
          <table:table-cell table:style-name="ce192"/>
          <table:table-cell table:number-columns-repeated="1020"/>
        </table:table-row>
        <table:table-row table:style-name="ro20">
          <table:table-cell/>
          <table:table-cell table:style-name="ce179" office:value-type="string">
            <text:p>Detalles de Ejecución</text:p>
          </table:table-cell>
          <table:table-cell table:style-name="ce186" office:value-type="string">
            <text:p>Pasos a seguir para completar el caso de prueba. Se debe evitar olvidar algun paso, nombrar campos que están cambiando constantemente y que pueden dejar de existir.</text:p>
          </table:table-cell>
          <table:table-cell table:style-name="ce192"/>
          <table:table-cell table:number-columns-repeated="1020"/>
        </table:table-row>
        <table:table-row table:style-name="ro20">
          <table:table-cell/>
          <table:table-cell table:style-name="ce179" office:value-type="string">
            <text:p>Datos de prueba</text:p>
          </table:table-cell>
          <table:table-cell table:style-name="ce186" office:value-type="string">
            <text:p>Se debe indicar los casos de prueba con los que se ejecutará el caso de prueba. Tambien se puede indicar la referencia a las matrices de prueba que contienen los datos que son utilizados en cada uno de los ciclos. 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80" office:value-type="string">
            <text:p>Ciclos</text:p>
          </table:table-cell>
          <table:table-cell table:style-name="ce186" office:value-type="string">
            <text:p>Representa el ciclo que esta en ejecución. 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Happy Path (HP)</text:p>
          </table:table-cell>
          <table:table-cell table:style-name="ce186" office:value-type="string">
            <text:p>Se indica si el caso de prueba corresponde a un happy path (Flujo principal de la aplicación).</text:p>
          </table:table-cell>
          <table:table-cell table:style-name="ce192"/>
          <table:table-cell table:number-columns-repeated="1020"/>
        </table:table-row>
        <table:table-row table:style-name="ro23">
          <table:table-cell/>
          <table:table-cell table:style-name="ce179" office:value-type="string">
            <text:p>Automatización (AUT)</text:p>
          </table:table-cell>
          <table:table-cell table:style-name="ce188" office:value-type="string">
            <text:p>Se indica si el caso de prueba será o no automatizado, y si es asi se hace referencia al nombre del script al cual corresponde. Para identificar los caso de prueba a ser automatizados. Se debe de considerar aquellos que corresponden al happy path de la aplicación. Aquellos que se repitan inumerablaes veces.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Resultados Esperados</text:p>
          </table:table-cell>
          <table:table-cell table:style-name="ce186" office:value-type="string">
            <text:p>Se indica el resultado que se espera de la aplicación al concluir los pasos de la ejecuccion.</text:p>
          </table:table-cell>
          <table:table-cell table:style-name="ce192"/>
          <table:table-cell table:number-columns-repeated="1020"/>
        </table:table-row>
        <table:table-row table:style-name="ro24">
          <table:table-cell/>
          <table:table-cell table:style-name="ce179" office:value-type="string">
            <text:p>¿Prueba Exitosa?</text:p>
          </table:table-cell>
          <table:table-cell table:style-name="ce186" office:value-type="string">
            <text:p>Se indica el resultado que se obtiene de la aplicación al concluir los pasos de la ejecucción. </text:p>
            <text:p>S= El resultado fué satistactorio</text:p>
            <text:p>F=El resultado fué fallido.</text:p>
            <text:p>N/A= No fué necesario probar el caso de pruebas.</text:p>
            <text:p>N/P= El caso de pruebas no se probó porque así fué solicitado.</text:p>
            <text:p/>
            <text:p>Si F, describa la falla en la herramienta de errores o en una plantilla</text:p>
          </table:table-cell>
          <table:table-cell table:style-name="ce192"/>
          <table:table-cell table:number-columns-repeated="1020"/>
        </table:table-row>
        <table:table-row table:style-name="ro20">
          <table:table-cell/>
          <table:table-cell table:style-name="ce179" office:value-type="string">
            <text:p>Validación</text:p>
          </table:table-cell>
          <table:table-cell table:style-name="ce186" office:value-type="string">
            <text:p>Se indica en que parte se validaran los resultados obtenidos, puede ser una interfaz o a nivel de Base de datos u otro medio para validar la integridad de la información.</text:p>
          </table:table-cell>
          <table:table-cell table:style-name="ce192"/>
          <table:table-cell table:number-columns-repeated="1020"/>
        </table:table-row>
        <table:table-row table:style-name="ro7">
          <table:table-cell/>
          <table:table-cell table:style-name="ce179" office:value-type="string">
            <text:p>Comentarios</text:p>
          </table:table-cell>
          <table:table-cell table:style-name="ce189" office:value-type="string">
            <text:p>Comentarios, dudas u observaciones acerca de los casos de prueba.</text:p>
          </table:table-cell>
          <table:table-cell table:style-name="ce192"/>
          <table:table-cell table:number-columns-repeated="1020"/>
        </table:table-row>
        <table:table-row table:style-name="ro20">
          <table:table-cell/>
          <table:table-cell table:style-name="ce181" office:value-type="string" table:number-columns-spanned="1" table:number-rows-spanned="3">
            <text:p>Colores en Identificador del Caso de Prueba</text:p>
          </table:table-cell>
          <table:table-cell table:style-name="ce190" office:value-type="string">
            <text:p><text:span text:style-name="T6">Fondo Amarillo:</text:span><text:span text:style-name="T7"> </text:span>Significa que es un caso de prueba que ya existia y se requiere ejecutar en el presente ciclo de pruebas.</text:p>
          </table:table-cell>
          <table:table-cell table:number-columns-repeated="1021"/>
        </table:table-row>
        <table:table-row table:style-name="ro20">
          <table:table-cell/>
          <table:covered-table-cell table:style-name="ce182"/>
          <table:table-cell table:style-name="ce191" office:value-type="string">
            <text:p>Fondo Verde: Significa que es un caso de prueba nuevo y por consecuencia se requiere ejecutarse en el presente ciclo de pruebas.</text:p>
          </table:table-cell>
          <table:table-cell table:number-columns-repeated="1021"/>
        </table:table-row>
        <table:table-row table:style-name="ro7">
          <table:table-cell/>
          <table:covered-table-cell table:style-name="ce182"/>
          <table:table-cell table:style-name="ce189" office:value-type="string">
            <text:p>Fondo Blanco: Significa que es un caso de prueba que esta fuera del alcance de pruebas.</text:p>
          </table:table-cell>
          <table:table-cell table:number-columns-repeated="1021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Impact" svg:font-family="Impact"/>
    <style:font-face style:name="Tahoma" svg:font-family="Tahoma"/>
    <style:font-face style:name="Trebuchet MS" svg:font-family="'Trebuchet MS'"/>
    <style:font-face style:name="Arial2" svg:font-family="Arial" style:font-family-generic="swiss"/>
    <style:font-face style:name="Arial Narrow" svg:font-family="'Arial Narrow'" style:font-family-generic="swiss"/>
    <style:font-face style:name="Arial narrow" svg:font-family="'Arial narrow'" style:font-family-generic="swiss"/>
    <style:font-face style:name="Calibri1" svg:font-family="Calibri" style:font-family-generic="swiss"/>
    <style:font-face style:name="Cambria" svg:font-family="Cambria" style:font-family-generic="swiss"/>
    <style:font-face style:name="Tahoma1" svg:font-family="Tahoma" style:font-family-generic="swiss"/>
    <style:font-face style:name="Trebuchet MS1" svg:font-family="'Trebuchet M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Arial Unicode MS" style:language-asian="zh" style:country-asian="CN" style:font-name-complex="Tahoma2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0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9">
      <number:text-content/>
      <style:map style:condition="value()&gt;=0" style:apply-style-name="N109P0"/>
    </number:text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1_20_-_20_20_25_" style:display-name="Accent1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40_25_" style:display-name="Accent1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" style:family="table-cell" style:parent-style-name="Default" style:data-style-name="N0">
      <style:table-cell-properties fo:background-color="#99336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2_20_-_20_20_25_" style:display-name="Accent2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40_25_" style:display-name="Accent2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" style:family="table-cell" style:parent-style-name="Default" style:data-style-name="N0">
      <style:table-cell-properties fo:background-color="#969696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3_20_-_20_20_25_" style:display-name="Accent3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40_25_" style:display-name="Accent3 - 40%" style:family="table-cell" style:parent-style-name="Default" style:data-style-name="N0">
      <style:table-cell-properties fo:background-color="#cc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" style:family="table-cell" style:parent-style-name="Default" style:data-style-name="N0">
      <style:table-cell-properties fo:background-color="#666699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4_20_-_20_20_25_" style:display-name="Accent4 - 2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40_25_" style:display-name="Accent4 - 40%" style:family="table-cell" style:parent-style-name="Default" style:data-style-name="N0">
      <style:table-cell-properties fo:background-color="#c0c0c0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" style:family="table-cell" style:parent-style-name="Default" style:data-style-name="N0">
      <style:table-cell-properties fo:background-color="#33cccc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5_20_-_20_20_25_" style:display-name="Accent5 - 20%" style:family="table-cell" style:parent-style-name="Default" style:data-style-name="N0">
      <style:table-cell-properties fo:background-color="#ccff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40_25_" style:display-name="Accent5 - 40%" style:family="table-cell" style:parent-style-name="Default" style:data-style-name="N0">
      <style:table-cell-properties fo:background-color="#ccccff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" style:family="table-cell" style:parent-style-name="Default" style:data-style-name="N0">
      <style:table-cell-properties fo:background-color="#ff9900"/>
      <style:text-properties fo:color="#ffffff" style:font-name="Calibri" fo:font-size="11pt" style:font-name-asian="Calibri" style:font-size-asian="11pt" style:font-name-complex="Calibri" style:font-size-complex="11pt"/>
    </style:style>
    <style:style style:name="Accent6_20_-_20_20_25_" style:display-name="Accent6 - 20%" style:family="table-cell" style:parent-style-name="Default" style:data-style-name="N0">
      <style:table-cell-properties fo:background-color="#ffffcc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40_25_" style:display-name="Accent6 - 40%" style:family="table-cell" style:parent-style-name="Default" style:data-style-name="N0">
      <style:table-cell-properties fo:background-color="#ffcc99"/>
      <style:text-properties fo:color="#000000" style:font-name="Calibri" fo:font-size="11pt" style:font-name-asian="Calibri" style:font-size-asian="11pt" style:font-name-complex="Calibri" style:font-size-complex="11pt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 style:font-name="Calibri" fo:font-size="11pt" style:font-name-asian="Calibri" style:font-size-asian="11pt" style:font-name-complex="Calibri" style:font-size-complex="11pt"/>
    </style:style>
    <style:style style:name="Bad" style:family="table-cell" style:parent-style-name="Default" style:data-style-name="N0">
      <style:table-cell-properties fo:background-color="#ff99cc"/>
      <style:text-properties fo:color="#800000" style:font-name="Calibri" fo:font-size="11pt" style:font-name-asian="Calibri" style:font-size-asian="11pt" style:font-name-complex="Calibri" style:font-size-complex="11pt"/>
    </style:style>
    <style:style style:name="Calculation" style:family="table-cell" style:parent-style-name="Default" style:data-style-name="N0">
      <style:table-cell-properties fo:background-color="#ffffff" fo:border="0.06pt solid #808080"/>
      <style:text-properties fo:color="#ff66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0.06pt double #333333" style:border-line-width="0.002cm 0.035cm 0.002cm"/>
      <style:text-properties fo:color="#ffffff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1" style:display-name="Emphasis 1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2" style:display-name="Emphasis 2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Emphasis_20_3" style:display-name="Emphasis 3" style:family="table-cell" style:parent-style-name="Default" style:data-style-name="N0">
      <style:text-properties fo:color="#000000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Followed_20_Hyperlink" style:display-name="Followed Hyperlink" style:family="table-cell" style:parent-style-name="Default" style:data-style-name="N0">
      <style:text-properties fo:color="#800080" style:text-underline-style="solid" style:text-underline-width="auto" style:text-underline-color="font-color"/>
    </style:style>
    <style:style style:name="Good" style:family="table-cell" style:parent-style-name="Default" style:data-style-name="N0">
      <style:table-cell-properties fo:background-color="#ccffcc"/>
      <style:text-properties fo:color="#008000" style:font-name="Calibri" fo:font-size="11pt" style:font-name-asian="Calibri" style:font-size-asian="11pt" style:font-name-complex="Calibri" style:font-size-complex="11pt"/>
    </style:style>
    <style:style style:name="Heading_20_1" style:display-name="Heading 1" style:family="table-cell" style:parent-style-name="Default" style:data-style-name="N0">
      <style:table-cell-properties fo:border-bottom="2.49pt solid #666699" fo:border-left="none" fo:border-right="none" fo:border-top="none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c0c0c0" fo:border-left="none" fo:border-right="none" fo:border-top="none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2.01pt solid #99ccff" fo:border-left="none" fo:border-right="none" fo:border-top="none"/>
      <style:text-properties fo:color="#333399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eading_20_4" style:display-name="Heading 4" style:family="table-cell" style:parent-style-name="Default" style:data-style-name="N0">
      <style:text-properties fo:color="#333399" style:font-name="Calibri1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  <style:style style:name="Input" style:family="table-cell" style:parent-style-name="Default" style:data-style-name="N0">
      <style:table-cell-properties fo:background-color="#ffcc99" fo:border="0.06pt solid #808080"/>
      <style:text-properties fo:color="#333399" style:font-name="Calibri1" fo:font-size="11pt" style:font-name-asian="Calibri" style:font-size-asian="11pt" style:font-name-complex="Calibri" style:font-size-complex="11pt"/>
    </style:style>
    <style:style style:name="Linked_20_Cell" style:display-name="Linked Cell" style:family="table-cell" style:parent-style-name="Default" style:data-style-name="N0">
      <style:table-cell-properties fo:border-bottom="0.06pt double #ff9900" style:border-line-width-bottom="0.002cm 0.035cm 0.002cm" fo:border-left="none" fo:border-right="none" fo:border-top="none"/>
      <style:text-properties fo:color="#ff6600" style:font-name="Calibri" fo:font-size="11pt" style:font-name-asian="Calibri" style:font-size-asian="11pt" style:font-name-complex="Calibri" style:font-size-complex="11pt"/>
    </style:style>
    <style:style style:name="Neutral" style:family="table-cell" style:parent-style-name="Default" style:data-style-name="N0">
      <style:table-cell-properties fo:background-color="#ffff99"/>
      <style:text-properties fo:color="#993300" style:font-name="Calibri" fo:font-size="11pt" style:font-name-asian="Calibri" style:font-size-asian="11pt" style:font-name-complex="Calibri" style:font-size-complex="11pt"/>
    </style:style>
    <style:style style:name="Normal_20_10" style:display-name="Normal 10" style:family="table-cell" style:parent-style-name="Default" style:data-style-name="N0">
      <style:table-cell-properties fo:background-color="transparent" style:vertical-align="automatic"/>
    </style:style>
    <style:style style:name="Normal_20_11" style:display-name="Normal 11" style:family="table-cell" style:parent-style-name="Default" style:data-style-name="N0">
      <style:table-cell-properties fo:background-color="transparent" style:vertical-align="automatic"/>
    </style:style>
    <style:style style:name="Normal_20_12" style:display-name="Normal 12" style:family="table-cell" style:parent-style-name="Default" style:data-style-name="N0">
      <style:table-cell-properties fo:background-color="transparent" style:vertical-align="automatic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</style:style>
    <style:style style:name="Normal_20_8" style:display-name="Normal 8" style:family="table-cell" style:parent-style-name="Default" style:data-style-name="N0">
      <style:table-cell-properties fo:background-color="transparent" style:vertical-align="automatic"/>
    </style:style>
    <style:style style:name="Normal_20_9" style:display-name="Normal 9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c0c0c0"/>
    </style:style>
    <style:style style:name="Output" style:family="table-cell" style:parent-style-name="Default" style:data-style-name="N0">
      <style:table-cell-properties fo:background-color="#ffffff" fo:border="0.06pt solid #333333"/>
      <style:text-properties fo:color="#333333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6pt double #666699" style:border-line-width-bottom="0.002cm 0.035cm 0.002cm" fo:border-left="none" fo:border-right="none" fo:border-top="0.06pt solid #666699"/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Warning_20_Text" style:display-name="Warning Text" style:family="table-cell" style:parent-style-name="Default" style:data-style-name="N0">
      <style:text-properties fo:color="#ff0000" style:font-name="Calibri1" fo:font-size="11pt" style:font-name-asian="Calibri" style:font-size-asian="11pt" style:font-name-complex="Calibri" style:font-size-complex="11pt"/>
    </style:style>
    <style:style style:name="Sin_20_nombre1" style:display-name="Sin nombre1" style:family="table-cell" style:parent-style-name="Default">
      <style:table-cell-properties fo:background-color="#00ff00"/>
    </style:style>
    <style:style style:name="Sin_20_nombre2" style:display-name="Sin nombre2" style:family="table-cell" style:parent-style-name="Default">
      <style:table-cell-properties fo:background-color="#e6ff00"/>
    </style:style>
    <style:style style:name="Sin_20_nombre3" style:display-name="Sin nombre3" style:family="table-cell" style:parent-style-name="Default">
      <style:table-cell-properties fo:background-color="#00ff00"/>
    </style:style>
    <style:style style:name="Sin_20_nombre4" style:display-name="Sin nombre4" style:family="table-cell" style:parent-style-name="Default">
      <style:table-cell-properties fo:background-color="#e6ff00"/>
    </style:style>
    <style:style style:name="Sin_20_nombre5" style:display-name="Sin nombre5" style:family="table-cell" style:parent-style-name="Default">
      <style:table-cell-properties fo:background-color="#00ff00"/>
    </style:style>
    <style:style style:name="Sin_20_nombre6" style:display-name="Sin nombre6" style:family="table-cell" style:parent-style-name="Default">
      <style:table-cell-properties fo:background-color="#00ff00"/>
    </style:style>
    <style:style style:name="Sin_20_nombre7" style:display-name="Sin nombre7" style:family="table-cell" style:parent-style-name="Default">
      <style:table-cell-properties fo:background-color="#00ff00"/>
    </style:style>
    <style:style style:name="Sin_20_nombre8" style:display-name="Sin nombre8" style:family="table-cell" style:parent-style-name="Default">
      <style:table-cell-properties fo:background-color="#00ff00"/>
    </style:style>
    <style:style style:name="Sin_20_nombre9" style:display-name="Sin nombre9" style:family="table-cell" style:parent-style-name="Result"/>
    <style:style style:name="ESTILO_20_SI" style:display-name="ESTILO SI" style:family="table-cell" style:parent-style-name="Default">
      <style:table-cell-properties fo:background-color="#00ff00"/>
    </style:style>
    <style:style style:name="Sin_20_nombre10" style:display-name="Sin nombre10" style:family="table-cell" style:parent-style-name="Default">
      <style:table-cell-properties fo:background-color="#00ff00"/>
    </style:style>
    <style:style style:name="Verde" style:family="table-cell" style:parent-style-name="Default">
      <style:table-cell-properties fo:background-color="#00ff00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marillo" style:family="table-cell" style:parent-style-name="Verde">
      <style:table-cell-properties fo:background-color="#e6ff00"/>
    </style:style>
    <style:style style:name="Excel_5f_CondFormat_5f_3_5f_1_5f_1" style:display-name="Excel_CondFormat_3_1_1" style:family="table-cell" style:parent-style-name="Default">
      <style:table-cell-properties fo:background-color="transparent"/>
      <style:text-properties fo:color="#e26b0a" fo:font-size="10pt" style:font-size-asian="10pt" style:font-size-complex="10pt"/>
    </style:style>
    <style:style style:name="Excel_5f_CondFormat_5f_3_5f_1_5f_2" style:display-name="Excel_CondFormat_3_1_2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1_5f_3" style:display-name="Excel_CondFormat_3_1_3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1_5f_4" style:display-name="Excel_CondFormat_3_1_4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2_5f_1" style:display-name="Excel_CondFormat_3_2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2_5f_2" style:display-name="Excel_CondFormat_3_2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2_5f_3" style:display-name="Excel_CondFormat_3_2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3_5f_1" style:display-name="Excel_CondFormat_3_3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3_5f_2" style:display-name="Excel_CondFormat_3_3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3_5f_3" style:display-name="Excel_CondFormat_3_3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4_5f_1" style:display-name="Excel_CondFormat_3_4_1" style:family="table-cell" style:parent-style-name="Default">
      <style:table-cell-properties fo:background-color="#00ff00"/>
      <style:text-properties fo:color="#000000" fo:font-size="10pt" style:font-size-asian="10pt" style:font-size-complex="10pt"/>
    </style:style>
    <style:style style:name="Excel_5f_CondFormat_5f_3_5f_4_5f_2" style:display-name="Excel_CondFormat_3_4_2" style:family="table-cell" style:parent-style-name="Default">
      <style:table-cell-properties fo:background-color="#ff0000"/>
      <style:text-properties fo:color="#000000" fo:font-size="10pt" style:font-size-asian="10pt" style:font-size-complex="10pt"/>
    </style:style>
    <style:style style:name="Excel_5f_CondFormat_5f_3_5f_4_5f_3" style:display-name="Excel_CondFormat_3_4_3" style:family="table-cell" style:parent-style-name="Default">
      <style:table-cell-properties fo:background-color="#ffff00"/>
      <style:text-properties fo:color="#000000" fo:font-size="10pt" style:font-size-asian="10pt" style:font-size-complex="10pt"/>
    </style:style>
    <style:style style:name="Excel_5f_CondFormat_5f_3_5f_5_5f_1" style:display-name="Excel_CondFormat_3_5_1" style:family="table-cell" style:parent-style-name="Default">
      <style:table-cell-properties fo:background-color="transparent"/>
      <style:text-properties fo:color="#008000" fo:font-size="10pt" style:font-size-asian="10pt" style:font-size-complex="10pt"/>
    </style:style>
    <style:style style:name="Excel_5f_CondFormat_5f_3_5f_5_5f_2" style:display-name="Excel_CondFormat_3_5_2" style:family="table-cell" style:parent-style-name="Default">
      <style:table-cell-properties fo:background-color="#ffc7ce"/>
      <style:text-properties fo:color="#008000" fo:font-size="10pt" style:font-size-asian="10pt" style:font-size-complex="10pt"/>
    </style:style>
    <style:style style:name="Excel_5f_CondFormat_5f_3_5f_5_5f_3" style:display-name="Excel_CondFormat_3_5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6_5f_1" style:display-name="Excel_CondFormat_3_6_1" style:family="table-cell" style:parent-style-name="Default">
      <style:table-cell-properties fo:background-color="transparent"/>
      <style:text-properties fo:color="#a60002" fo:font-size="10pt" style:font-size-asian="10pt" style:font-size-complex="10pt"/>
    </style:style>
    <style:style style:name="Excel_5f_CondFormat_5f_3_5f_6_5f_2" style:display-name="Excel_CondFormat_3_6_2" style:family="table-cell" style:parent-style-name="Default">
      <style:table-cell-properties fo:background-color="#c6efce"/>
      <style:text-properties fo:color="#006100" fo:font-size="10pt" style:font-size-asian="10pt" style:font-size-complex="10pt"/>
    </style:style>
    <style:style style:name="Excel_5f_CondFormat_5f_3_5f_6_5f_3" style:display-name="Excel_CondFormat_3_6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7_5f_1" style:display-name="Excel_CondFormat_3_7_1" style:family="table-cell" style:parent-style-name="Default">
      <style:table-cell-properties fo:background-color="transparent"/>
      <style:text-properties fo:color="#0078f2" fo:font-size="10pt" style:font-size-asian="10pt" style:font-size-complex="10pt"/>
    </style:style>
    <style:style style:name="Excel_5f_CondFormat_5f_3_5f_7_5f_2" style:display-name="Excel_CondFormat_3_7_2" style:family="table-cell" style:parent-style-name="Default">
      <style:table-cell-properties fo:background-color="transparent"/>
      <style:text-properties fo:color="#605071" fo:font-size="10pt" style:font-size-asian="10pt" style:font-size-complex="10pt"/>
    </style:style>
    <style:style style:name="Excel_5f_CondFormat_5f_3_5f_7_5f_3" style:display-name="Excel_CondFormat_3_7_3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style:style style:name="Excel_5f_CondFormat_5f_3_5f_8_5f_1" style:display-name="Excel_CondFormat_3_8_1" style:family="table-cell" style:parent-style-name="Default">
      <style:table-cell-properties fo:background-color="transparent"/>
      <style:text-properties fo:color="#f79646" fo:font-size="10pt" style:font-size-asian="10pt" style:font-size-complex="10pt"/>
    </style:style>
    <style:style style:name="Excel_5f_CondFormat_5f_3_5f_8_5f_2" style:display-name="Excel_CondFormat_3_8_2" style:family="table-cell" style:parent-style-name="Default">
      <style:table-cell-properties fo:background-color="#ffc7ce"/>
      <style:text-properties fo:color="#a60002" fo:font-size="10pt" style:font-size-asian="10pt" style:font-size-complex="10pt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3cm" fo:margin-bottom="0.6cm" fo:margin-left="0.6cm" fo:margin-right="0.6cm" style:print-page-order="ttb" style:first-page-number="continue" style:scale-to="10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6cm" fo:margin-bottom="0.6cm" fo:margin-left="0.499cm" fo:margin-right="0.499cm" style:print-page-order="ttb" style:first-page-number="continue" style:scale-to="60%" style:print="charts drawings objects"/>
      <style:header-style>
        <style:header-footer-properties fo:min-height="0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style style:name="MT1" style:family="text">
      <style:text-properties fo:color="#000000" style:font-name="Arial1" fo:font-size="8pt" style:font-name-asian="Arial1" style:font-size-asian="8pt" style:font-name-complex="Arial1" style:font-size-complex="8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21/02/2013</text:date>, <text:time>14:51:5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left>
          <text:p><text:span text:style-name="MT1">Ultima actualización:</text:span></text:p>
          <text:p><text:span text:style-name="MT1"><text:date style:data-style-name="N2" text:date-value="2013-02-21">21/02/2013</text:date></text:span></text:p>
        </style:region-left>
        <style:region-center>
          <text:p>www.hildebrando.com.mx</text:p>
          <text:p/>
          <text:p>Este documento es propiedad de Hildebrando S.C. Copyright (C) 2008. Todos los derechos res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/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>
        <style:region-left>
          <text:p><text:span text:style-name="MT1">Ultima actualización: <text:s/>Date]</text:span></text:p>
        </style:region-left>
        <style:region-center>
          <text:p>www.hildebrando.com.mx</text:p>
          <text:p>Este documento es propiedad de Hildebrando S.C. Copyright (C) 2008. Todos los derechos reserervados.</text:p>
        </style:region-center>
        <style:region-right>
          <text:p><text:span text:style-name="MT1"><text:file-name text:display="name-and-extension">???</text:file-name></text:span></text:p>
          <text:p><text:span text:style-name="MT1"><text:page-number>1</text:page-number></text:span><text:span text:style-name="MT1"> de </text:span><text:span text:style-name="MT1"><text:page-count>99</text:page-count></text:span></text:p>
          <text:p><text:span text:style-name="MT1"><text:s text:c="3"/></text:span></text:p>
        </style:region-right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402</meta:generator>
    <dc:title>TP-D09 Casos de Prueba</dc:title>
    <dc:description>T Process V2.0 Julio 2008</dc:description>
    <dc:subject>Casos de prueba</dc:subject>
    <meta:keyword>Pruebas de Software</meta:keyword>
    <meta:initial-creator>Hildebrando Testing Factory</meta:initial-creator>
    <meta:creation-date>2006-08-31T21:02:01Z</meta:creation-date>
    <dc:date>2013-02-21T14:51:54.25</dc:date>
    <meta:print-date>2008-06-23T21:20:16Z</meta:print-date>
    <meta:editing-duration>P6DT9H42M58S</meta:editing-duration>
    <meta:editing-cycles>126</meta:editing-cycles>
    <meta:document-statistic meta:table-count="5" meta:cell-count="405" meta:object-count="2"/>
    <meta:user-defined meta:name="ContentTypeId">0x0101004789FB98981F9F478F3F64E78345A90B</meta:user-defined>
    <meta:user-defined meta:name="Información 4"/>
    <meta:user-defined meta:name="Proyectos">47</meta:user-defined>
    <meta:user-defined meta:name="Tipo de Documento">4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hree-dimensional="true" chart:deep="true" chart:solid-type="cylinder" chart:treat-empty-cells="leave-gap" chart:series-source="rows"/>
      <style:graphic-properties draw:stroke="none" draw:fill="non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4" style:family="chart" style:data-style-name="N0">
      <style:chart-properties chart:display-label="true" chart:logarithmic="false" chart:gap-width="150" chart:reverse-direction="false" text:line-break="false" chart:link-data-style-to-source="false" chart:axis-position="start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5" style:family="chart">
      <style:graphic-properties svg:stroke-width="0.018cm" svg:stroke-color="#868686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18cm" svg:stroke-color="#868686"/>
      <style:text-properties fo:color="#000000" style:text-position="0% 100%" fo:font-family="Tahoma" fo:font-size="13.9996795654297pt" fo:language="en" fo:country="US" style:font-size-asian="13.9996795654297pt" style:font-family-complex="Tahoma" style:font-size-complex="13.9996795654297pt"/>
    </style:style>
    <style:style style:name="ch7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0699c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8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4f81bd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9" style:family="chart" style:data-style-name="N0">
      <style:chart-properties chart:solid-type="cylinder" chart:data-label-number="value" chart:data-label-text="false" chart:data-label-symbol="false"/>
      <style:graphic-properties svg:stroke-width="0.018cm" svg:stroke-color="#f9f9f9" draw:fill-color="#aabad7"/>
      <style:text-properties fo:color="#000000" style:text-position="0% 100%" fo:font-family="Tahoma" fo:font-size="13.9996795654297pt" style:font-size-asian="13.9996795654297pt" style:font-family-complex="Tahoma" style:font-size-complex="13.9996795654297pt"/>
    </style:style>
    <style:style style:name="ch10" style:family="chart" style:data-style-name="N0">
      <style:chart-properties chart:solid-type="cylinder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stroke="solid" svg:stroke-width="0.018cm" svg:stroke-color="#868686" draw:fill="none" draw:fill-color="#d9d9d9"/>
    </style:style>
  </office:automatic-styles>
  <office:body>
    <office:chart>
      <chart:chart svg:width="17.82cm" svg:height="12.67cm" xlink:href=".." xlink:type="simple" chart:class="chart:bar" chart:style-name="ch1">
        <chart:plot-area chart:style-name="ch2" table:cell-range-address="Resumen_de_Ejecución.B15:Resumen_de_Ejecución.E18" chart:data-source-has-labels="column" svg:x="1.861cm" svg:y="0.171cm" svg:width="14.389cm" svg:height="11.531cm" dr3d:transform="matrix (0.995644463827421 -0.0298087209776663 -0.0883376579012785 0.0368334288445055 0.996194774593609 0.0789890472910307 0.0856469507301013 -0.0818987864749144 0.99295376962101 0cm 0cm 0cm)" dr3d:vrp="(25200.9704004218 14678.5865814625 35147.5888210462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762cm" svg:y="0cm" svg:width="11.823cm" svg:height="11.21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z" chart:name="primary-z" chart:style-name="ch6"/>
          <chart:series chart:style-name="ch7" chart:values-cell-range-address="Resumen_de_Ejecución.C15:Resumen_de_Ejecución.E15" chart:label-cell-address="Resumen_de_Ejecución.B15:Resumen_de_Ejecución.B15" chart:class="chart:bar">
            <chart:data-point chart:repeated="3"/>
          </chart:series>
          <chart:series chart:style-name="ch8" chart:values-cell-range-address="Resumen_de_Ejecución.C16:Resumen_de_Ejecución.E16" chart:label-cell-address="Resumen_de_Ejecución.B16:Resumen_de_Ejecución.B16" chart:class="chart:bar">
            <chart:data-point chart:repeated="3"/>
          </chart:series>
          <chart:series chart:style-name="ch9" chart:values-cell-range-address="Resumen_de_Ejecución.C17:Resumen_de_Ejecución.E17" chart:label-cell-address="Resumen_de_Ejecución.B17:Resumen_de_Ejecución.B17" chart:class="chart:bar">
            <chart:data-point chart:repeated="3"/>
          </chart:series>
          <chart:series chart:style-name="ch10" chart:values-cell-range-address="Resumen_de_Ejecución.C18:Resumen_de_Ejecución.E18" chart:label-cell-address="Resumen_de_Ejecución.B18:Resumen_de_Ejecución.B18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Exitosos</text:p>
                <draw:g>
                  <svg:desc>Resumen_de_Ejecución.B15:Resumen_de_Ejecución.B15</svg:desc>
                </draw:g>
              </table:table-cell>
              <table:table-cell office:value-type="float" office:value="0">
                <text:p>0</text:p>
                <draw:g>
                  <svg:desc>Resumen_de_Ejecución.C15:Resumen_de_Ejecución.E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Exitosos</text:p>
                <draw:g>
                  <svg:desc>Resumen_de_Ejecución.B16:Resumen_de_Ejecución.B16</svg:desc>
                </draw:g>
              </table:table-cell>
              <table:table-cell office:value-type="float" office:value="0">
                <text:p>0</text:p>
                <draw:g>
                  <svg:desc>Resumen_de_Ejecución.C16:Resumen_de_Ejecución.E1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in Probar</text:p>
                <draw:g>
                  <svg:desc>Resumen_de_Ejecución.B17:Resumen_de_Ejecución.B17</svg:desc>
                </draw:g>
              </table:table-cell>
              <table:table-cell office:value-type="float" office:value="0">
                <text:p>0</text:p>
                <draw:g>
                  <svg:desc>Resumen_de_Ejecución.C17:Resumen_de_Ejecución.E1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 Aplica</text:p>
                <draw:g>
                  <svg:desc>Resumen_de_Ejecución.B18:Resumen_de_Ejecución.B18</svg:desc>
                </draw:g>
              </table:table-cell>
              <table:table-cell office:value-type="float" office:value="0">
                <text:p>0</text:p>
                <draw:g>
                  <svg:desc>Resumen_de_Ejecución.C18:Resumen_de_Ejecución.E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Win32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